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3.849cm"/>
    </style:style>
    <style:style style:name="co10" style:family="table-column">
      <style:table-column-properties fo:break-before="auto" style:column-width="6.833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1.0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4.233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9"/>
    <style:style style:name="ce4" style:family="table-cell" style:parent-style-name="Default" style:data-style-name="N111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/>
    </style:style>
    <style:style style:name="ce8" style:family="table-cell" style:parent-style-name="Default" style:data-style-name="N110">
      <style:table-cell-properties fo:wrap-option="wrap"/>
    </style:style>
    <style:style style:name="ce9" style:family="table-cell" style:parent-style-name="Default">
      <style:table-cell-properties fo:wrap-option="wrap" style:rotation-angle="90"/>
    </style:style>
    <style:style style:name="ce10" style:family="table-cell" style:parent-style-name="Default">
      <style:table-cell-properties fo:wrap-option="wrap" style:rotation-angle="90" style:shrink-to-fi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/frame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 (Go)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formula="of:=[.B1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4]*3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5]*[.B3]"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2]*1024-[.B6])/1024" office:value-type="float" office:value="127.49609375" calcext:value-type="float">
            <text:p>127,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Avec marge de 700 pixel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0]" office:value-type="float" office:value="3757.39733333333" calcext:value-type="float">
            <text:p>3757,4</text:p>
          </table:table-cell>
          <table:table-cell table:formula="of:=MAX(0;[.C10]-700)" office:value-type="float" office:value="3057.39733333333" calcext:value-type="float">
            <text:p>3057,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1]" office:value-type="float" office:value="1878.69866666667" calcext:value-type="float">
            <text:p>1878,7</text:p>
          </table:table-cell>
          <table:table-cell table:formula="of:=MAX(0;[.C11]-700)" office:value-type="float" office:value="1178.69866666667" calcext:value-type="float">
            <text:p>1178,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2]" office:value-type="float" office:value="1252.46577777778" calcext:value-type="float">
            <text:p>1252,47</text:p>
          </table:table-cell>
          <table:table-cell table:formula="of:=MAX(0;[.C12]-700)" office:value-type="float" office:value="552.465777777778" calcext:value-type="float">
            <text:p>552,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3]" office:value-type="float" office:value="939.349333333333" calcext:value-type="float">
            <text:p>939,35</text:p>
          </table:table-cell>
          <table:table-cell table:formula="of:=MAX(0;[.C13]-700)" office:value-type="float" office:value="239.349333333333" calcext:value-type="float">
            <text:p>239,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4]" office:value-type="float" office:value="751.479466666667" calcext:value-type="float">
            <text:p>751,48</text:p>
          </table:table-cell>
          <table:table-cell table:formula="of:=MAX(0;[.C14]-700)" office:value-type="float" office:value="51.4794666666667" calcext:value-type="float">
            <text:p>51,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5]" office:value-type="float" office:value="626.232888888889" calcext:value-type="float">
            <text:p>626,23</text:p>
          </table:table-cell>
          <table:table-cell table:formula="of:=MAX(0;[.C15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6]" office:value-type="float" office:value="536.771047619048" calcext:value-type="float">
            <text:p>536,77</text:p>
          </table:table-cell>
          <table:table-cell table:formula="of:=MAX(0;[.C16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7]" office:value-type="float" office:value="469.674666666667" calcext:value-type="float">
            <text:p>469,67</text:p>
          </table:table-cell>
          <table:table-cell table:formula="of:=MAX(0;[.C17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8]" office:value-type="float" office:value="417.488592592593" calcext:value-type="float">
            <text:p>417,49</text:p>
          </table:table-cell>
          <table:table-cell table:formula="of:=MAX(0;[.C18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19]" office:value-type="float" office:value="375.739733333333" calcext:value-type="float">
            <text:p>375,74</text:p>
          </table:table-cell>
          <table:table-cell table:formula="of:=MAX(0;[.C19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0]" office:value-type="float" office:value="341.581575757576" calcext:value-type="float">
            <text:p>341,58</text:p>
          </table:table-cell>
          <table:table-cell table:formula="of:=MAX(0;[.C20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1]" office:value-type="float" office:value="313.116444444444" calcext:value-type="float">
            <text:p>313,12</text:p>
          </table:table-cell>
          <table:table-cell table:formula="of:=MAX(0;[.C21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2]" office:value-type="float" office:value="289.030564102564" calcext:value-type="float">
            <text:p>289,03</text:p>
          </table:table-cell>
          <table:table-cell table:formula="of:=MAX(0;[.C22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3]" office:value-type="float" office:value="268.385523809524" calcext:value-type="float">
            <text:p>268,39</text:p>
          </table:table-cell>
          <table:table-cell table:formula="of:=MAX(0;[.C23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4]" office:value-type="float" office:value="250.493155555556" calcext:value-type="float">
            <text:p>250,49</text:p>
          </table:table-cell>
          <table:table-cell table:formula="of:=MAX(0;[.C24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5]" office:value-type="float" office:value="234.837333333333" calcext:value-type="float">
            <text:p>234,84</text:p>
          </table:table-cell>
          <table:table-cell table:formula="of:=MAX(0;[.C25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6]" office:value-type="float" office:value="221.02337254902" calcext:value-type="float">
            <text:p>221,02</text:p>
          </table:table-cell>
          <table:table-cell table:formula="of:=MAX(0;[.C26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7]" office:value-type="float" office:value="208.744296296296" calcext:value-type="float">
            <text:p>208,74</text:p>
          </table:table-cell>
          <table:table-cell table:formula="of:=MAX(0;[.C27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8]" office:value-type="float" office:value="197.757754385965" calcext:value-type="float">
            <text:p>197,76</text:p>
          </table:table-cell>
          <table:table-cell table:formula="of:=MAX(0;[.C28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29]" office:value-type="float" office:value="187.869866666667" calcext:value-type="float">
            <text:p>187,87</text:p>
          </table:table-cell>
          <table:table-cell table:formula="of:=MAX(0;[.C29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0]" office:value-type="float" office:value="178.923682539683" calcext:value-type="float">
            <text:p>178,92</text:p>
          </table:table-cell>
          <table:table-cell table:formula="of:=MAX(0;[.C30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1]" office:value-type="float" office:value="170.790787878788" calcext:value-type="float">
            <text:p>170,79</text:p>
          </table:table-cell>
          <table:table-cell table:formula="of:=MAX(0;[.C31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2]" office:value-type="float" office:value="163.365101449275" calcext:value-type="float">
            <text:p>163,37</text:p>
          </table:table-cell>
          <table:table-cell table:formula="of:=MAX(0;[.C32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3]" office:value-type="float" office:value="156.558222222222" calcext:value-type="float">
            <text:p>156,56</text:p>
          </table:table-cell>
          <table:table-cell table:formula="of:=MAX(0;[.C33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4]" office:value-type="float" office:value="150.295893333333" calcext:value-type="float">
            <text:p>150,3</text:p>
          </table:table-cell>
          <table:table-cell table:formula="of:=MAX(0;[.C34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5]" office:value-type="float" office:value="144.515282051282" calcext:value-type="float">
            <text:p>144,52</text:p>
          </table:table-cell>
          <table:table-cell table:formula="of:=MAX(0;[.C35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6]" office:value-type="float" office:value="139.162864197531" calcext:value-type="float">
            <text:p>139,16</text:p>
          </table:table-cell>
          <table:table-cell table:formula="of:=MAX(0;[.C36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7]" office:value-type="float" office:value="134.192761904762" calcext:value-type="float">
            <text:p>134,19</text:p>
          </table:table-cell>
          <table:table-cell table:formula="of:=MAX(0;[.C37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8]" office:value-type="float" office:value="129.565425287356" calcext:value-type="float">
            <text:p>129,57</text:p>
          </table:table-cell>
          <table:table-cell table:formula="of:=MAX(0;[.C38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39]" office:value-type="float" office:value="125.246577777778" calcext:value-type="float">
            <text:p>125,25</text:p>
          </table:table-cell>
          <table:table-cell table:formula="of:=MAX(0;[.C39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40]" office:value-type="float" office:value="121.206365591398" calcext:value-type="float">
            <text:p>121,21</text:p>
          </table:table-cell>
          <table:table-cell table:formula="of:=MAX(0;[.C40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41]" office:value-type="float" office:value="117.418666666667" calcext:value-type="float">
            <text:p>117,42</text:p>
          </table:table-cell>
          <table:table-cell table:formula="of:=MAX(0;[.C41]-7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$B$1]*1024*1024/3/4/1024/1024" office:value-type="float" office:value="3.58333333333333" calcext:value-type="float">
            <text:p>3,58</text:p>
          </table:table-cell>
          <table:table-cell table:formula="of:=[.$B$1]*1024*1024/4/3/[.A42]" office:value-type="float" office:value="114.67016612242" calcext:value-type="float">
            <text:p>114,67</text:p>
          </table:table-cell>
          <table:table-cell table:formula="of:=MAX(0;[.C42]-700)" office:value-type="float" office:value="0" calcext:value-type="float">
            <text:p>0</text:p>
          </table:table-cell>
        </table:table-row>
      </table:table>
      <table:table table:name="Feuille2" table:style-name="ta1" table:print="false">
        <table:shapes>
          <draw:frame draw:z-index="1" draw:style-name="gr1" draw:text-style-name="P1" svg:width="19.59cm" svg:height="8.997cm" svg:x="1.78cm" svg:y="11.577cm">
            <draw:object draw:notify-on-update-of-ranges="Feuille2.A5:Feuille2.A16 Feuille2.F4:Feuille2.F4 Feuille2.F5:Feuille2.F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progression taille frame / taille RAM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style-name="ce6" office:value-type="float" office:value="-30" calcext:value-type="float">
            <text:p>-3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b Thread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ce7"/>
          <table:table-cell table:style-name="ce2" table:number-columns-repeated="1016"/>
        </table:table-row>
        <table:table-row table:style-name="ro4">
          <table:table-cell table:style-name="ce2" office:value-type="string" calcext:value-type="string">
            <text:p>RAM (Go)</text:p>
          </table:table-cell>
          <table:table-cell table:style-name="ce2" office:value-type="string" calcext:value-type="string">
            <text:p>Frame (Mo)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Frame/Ram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pprox Frame (Mo)</text:p>
          </table:table-cell>
          <table:table-cell table:style-name="ce2" office:value-type="string" calcext:value-type="string">
            <text:p>RAM totale allouée (3 frames par threads)</text:p>
          </table:table-cell>
          <table:table-cell table:style-name="ce8" office:value-type="string" calcext:value-type="string">
            <text:p>Libre</text:p>
          </table:table-cell>
          <table:table-cell table:style-name="ce2" office:value-type="string" calcext:value-type="string">
            <text:p>Mpix/frame</text:p>
          </table:table-cell>
          <table:table-cell table:style-name="ce2" office:value-type="string" calcext:value-type="string">
            <text:p>Mpix total sans swap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43;((32767*32767)+(8*700*32767))*3*4/1024/1024/4)" office:value-type="float" office:value="43" calcext:value-type="float">
            <text:p>43</text:p>
          </table:table-cell>
          <table:table-cell/>
          <table:table-cell table:formula="of:=[.B5]/[.A5]" office:value-type="float" office:value="43" calcext:value-type="float">
            <text:p>43</text:p>
          </table:table-cell>
          <table:table-cell table:style-name="ce3" table:formula="of:=[.B5]/1024/[.A5]" office:value-type="float" office:value="0.0419921875" calcext:value-type="float">
            <text:p>0,0420</text:p>
          </table:table-cell>
          <table:table-cell table:style-name="ce4" table:formula="of:=MIN([.$G$2]*[.A5]+[.$H$2];((32767*32767)+(8*700*32767))*3*4/1024/1024/4)" office:value-type="float" office:value="41" calcext:value-type="float">
            <text:p>41,00000</text:p>
          </table:table-cell>
          <table:table-cell table:style-name="ce5" table:formula="of:=[.F5]*3*[.$B$3]" office:value-type="float" office:value="492" calcext:value-type="float">
            <text:p>492,00</text:p>
          </table:table-cell>
          <table:table-cell table:style-name="ce5" table:formula="of:=([.A5]*1024-[.G5])/1024" office:value-type="float" office:value="0.51953125" calcext:value-type="float">
            <text:p>0,52</text:p>
          </table:table-cell>
          <table:table-cell table:formula="of:=[.F5]/3/4" office:value-type="float" office:value="3.41666666666667" calcext:value-type="float">
            <text:p>3,42</text:p>
          </table:table-cell>
          <table:table-cell table:formula="of:=[.I5]*[.$B$3]" office:value-type="float" office:value="13.6666666666667" calcext:value-type="float">
            <text:p>13,6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99;((32767*32767)+(8*700*32767))*3*4/1024/1024/4)" office:value-type="float" office:value="99" calcext:value-type="float">
            <text:p>99</text:p>
          </table:table-cell>
          <table:table-cell table:formula="of:=[.B6]-[.B5]" office:value-type="float" office:value="56" calcext:value-type="float">
            <text:p>56</text:p>
          </table:table-cell>
          <table:table-cell table:formula="of:=[.B6]/[.A6]" office:value-type="float" office:value="49.5" calcext:value-type="float">
            <text:p>49,5</text:p>
          </table:table-cell>
          <table:table-cell table:style-name="ce3" table:formula="of:=[.B6]/1024/[.A6]" office:value-type="float" office:value="0.04833984375" calcext:value-type="float">
            <text:p>0,0483</text:p>
          </table:table-cell>
          <table:table-cell table:style-name="ce4" table:formula="of:=MIN([.$G$2]*[.A6]+[.$H$2];((32767*32767)+(8*700*32767))*3*4/1024/1024/4)" office:value-type="float" office:value="112" calcext:value-type="float">
            <text:p>112,00000</text:p>
          </table:table-cell>
          <table:table-cell table:style-name="ce5" table:formula="of:=[.F6]*3*[.$B$3]" office:value-type="float" office:value="1344" calcext:value-type="float">
            <text:p>1344,00</text:p>
          </table:table-cell>
          <table:table-cell table:style-name="ce5" table:formula="of:=([.A6]*1024-[.G6])/1024" office:value-type="float" office:value="0.6875" calcext:value-type="float">
            <text:p>0,69</text:p>
          </table:table-cell>
          <table:table-cell table:formula="of:=[.F6]/3/4" office:value-type="float" office:value="9.33333333333333" calcext:value-type="float">
            <text:p>9,33</text:p>
          </table:table-cell>
          <table:table-cell table:formula="of:=[.I6]*[.$B$3]" office:value-type="float" office:value="37.3333333333333" calcext:value-type="float">
            <text:p>37,3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165;((32767*32767)+(8*700*32767))*3*4/1024/1024/4)" office:value-type="float" office:value="165" calcext:value-type="float">
            <text:p>165</text:p>
          </table:table-cell>
          <table:table-cell table:formula="of:=[.B7]-[.B6]" office:value-type="float" office:value="66" calcext:value-type="float">
            <text:p>66</text:p>
          </table:table-cell>
          <table:table-cell table:formula="of:=[.B7]/[.A7]" office:value-type="float" office:value="55" calcext:value-type="float">
            <text:p>55</text:p>
          </table:table-cell>
          <table:table-cell table:style-name="ce3" table:formula="of:=[.B7]/1024/[.A7]" office:value-type="float" office:value="0.0537109375" calcext:value-type="float">
            <text:p>0,0537</text:p>
          </table:table-cell>
          <table:table-cell table:style-name="ce4" table:formula="of:=MIN([.$G$2]*[.A7]+[.$H$2];((32767*32767)+(8*700*32767))*3*4/1024/1024/4)" office:value-type="float" office:value="183" calcext:value-type="float">
            <text:p>183,00000</text:p>
          </table:table-cell>
          <table:table-cell table:style-name="ce5" table:formula="of:=[.F7]*3*[.$B$3]" office:value-type="float" office:value="2196" calcext:value-type="float">
            <text:p>2196,00</text:p>
          </table:table-cell>
          <table:table-cell table:style-name="ce5" table:formula="of:=([.A7]*1024-[.G7])/1024" office:value-type="float" office:value="0.85546875" calcext:value-type="float">
            <text:p>0,86</text:p>
          </table:table-cell>
          <table:table-cell table:formula="of:=[.F7]/3/4" office:value-type="float" office:value="15.25" calcext:value-type="float">
            <text:p>15,25</text:p>
          </table:table-cell>
          <table:table-cell table:formula="of:=[.I7]*[.$B$3]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235;((32767*32767)+(8*700*32767))*3*4/1024/1024/4)" office:value-type="float" office:value="235" calcext:value-type="float">
            <text:p>235</text:p>
          </table:table-cell>
          <table:table-cell table:formula="of:=[.B8]-[.B7]" office:value-type="float" office:value="70" calcext:value-type="float">
            <text:p>70</text:p>
          </table:table-cell>
          <table:table-cell table:formula="of:=[.B8]/[.A8]" office:value-type="float" office:value="58.75" calcext:value-type="float">
            <text:p>58,75</text:p>
          </table:table-cell>
          <table:table-cell table:style-name="ce3" table:formula="of:=[.B8]/1024/[.A8]" office:value-type="float" office:value="0.057373046875" calcext:value-type="float">
            <text:p>0,0574</text:p>
          </table:table-cell>
          <table:table-cell table:style-name="ce4" table:formula="of:=MIN([.$G$2]*[.A8]+[.$H$2];((32767*32767)+(8*700*32767))*3*4/1024/1024/4)" office:value-type="float" office:value="254" calcext:value-type="float">
            <text:p>254,00000</text:p>
          </table:table-cell>
          <table:table-cell table:style-name="ce5" table:formula="of:=[.F8]*3*[.$B$3]" office:value-type="float" office:value="3048" calcext:value-type="float">
            <text:p>3048,00</text:p>
          </table:table-cell>
          <table:table-cell table:style-name="ce5" table:formula="of:=([.A8]*1024-[.G8])/1024" office:value-type="float" office:value="1.0234375" calcext:value-type="float">
            <text:p>1,02</text:p>
          </table:table-cell>
          <table:table-cell table:formula="of:=[.F8]/3/4" office:value-type="float" office:value="21.1666666666667" calcext:value-type="float">
            <text:p>21,17</text:p>
          </table:table-cell>
          <table:table-cell table:formula="of:=[.I8]*[.$B$3]" office:value-type="float" office:value="84.6666666666667" calcext:value-type="float">
            <text:p>84,6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385;((32767*32767)+(8*700*32767))*3*4/1024/1024/4)" office:value-type="float" office:value="385" calcext:value-type="float">
            <text:p>385</text:p>
          </table:table-cell>
          <table:table-cell table:formula="of:=[.B9]-[.B8]" office:value-type="float" office:value="150" calcext:value-type="float">
            <text:p>150</text:p>
          </table:table-cell>
          <table:table-cell table:formula="of:=[.B9]/[.A9]" office:value-type="float" office:value="64.1666666666667" calcext:value-type="float">
            <text:p>64,17</text:p>
          </table:table-cell>
          <table:table-cell table:style-name="ce3" table:formula="of:=[.B9]/1024/[.A9]" office:value-type="float" office:value="0.0626627604166667" calcext:value-type="float">
            <text:p>0,0627</text:p>
          </table:table-cell>
          <table:table-cell table:style-name="ce4" table:formula="of:=MIN([.$G$2]*[.A9]+[.$H$2];((32767*32767)+(8*700*32767))*3*4/1024/1024/4)" office:value-type="float" office:value="396" calcext:value-type="float">
            <text:p>396,00000</text:p>
          </table:table-cell>
          <table:table-cell table:style-name="ce5" table:formula="of:=[.F9]*3*[.$B$3]" office:value-type="float" office:value="4752" calcext:value-type="float">
            <text:p>4752,00</text:p>
          </table:table-cell>
          <table:table-cell table:style-name="ce5" table:formula="of:=([.A9]*1024-[.G9])/1024" office:value-type="float" office:value="1.359375" calcext:value-type="float">
            <text:p>1,36</text:p>
          </table:table-cell>
          <table:table-cell table:formula="of:=[.F9]/3/4" office:value-type="float" office:value="33" calcext:value-type="float">
            <text:p>33</text:p>
          </table:table-cell>
          <table:table-cell table:formula="of:=[.I9]*[.$B$3]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539;((32767*32767)+(8*700*32767))*3*4/1024/1024/4)" office:value-type="float" office:value="539" calcext:value-type="float">
            <text:p>539</text:p>
          </table:table-cell>
          <table:table-cell table:formula="of:=[.B10]-[.B9]" office:value-type="float" office:value="154" calcext:value-type="float">
            <text:p>154</text:p>
          </table:table-cell>
          <table:table-cell table:formula="of:=[.B10]/[.A10]" office:value-type="float" office:value="67.375" calcext:value-type="float">
            <text:p>67,38</text:p>
          </table:table-cell>
          <table:table-cell table:style-name="ce3" table:formula="of:=[.B10]/1024/[.A10]" office:value-type="float" office:value="0.0657958984375" calcext:value-type="float">
            <text:p>0,0658</text:p>
          </table:table-cell>
          <table:table-cell table:style-name="ce4" table:formula="of:=MIN([.$G$2]*[.A10]+[.$H$2];((32767*32767)+(8*700*32767))*3*4/1024/1024/4)" office:value-type="float" office:value="538" calcext:value-type="float">
            <text:p>538,00000</text:p>
          </table:table-cell>
          <table:table-cell table:style-name="ce5" table:formula="of:=[.F10]*3*[.$B$3]" office:value-type="float" office:value="6456" calcext:value-type="float">
            <text:p>6456,00</text:p>
          </table:table-cell>
          <table:table-cell table:style-name="ce5" table:formula="of:=([.A10]*1024-[.G10])/1024" office:value-type="float" office:value="1.6953125" calcext:value-type="float">
            <text:p>1,70</text:p>
          </table:table-cell>
          <table:table-cell table:formula="of:=[.F10]/3/4" office:value-type="float" office:value="44.8333333333333" calcext:value-type="float">
            <text:p>44,83</text:p>
          </table:table-cell>
          <table:table-cell table:formula="of:=[.I10]*[.$B$3]" office:value-type="float" office:value="179.333333333333" calcext:value-type="float">
            <text:p>179,3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1181;((32767*32767)+(8*700*32767))*3*4/1024/1024/4)" office:value-type="float" office:value="1181" calcext:value-type="float">
            <text:p>1181</text:p>
          </table:table-cell>
          <table:table-cell table:formula="of:=[.B11]-[.B10]" office:value-type="float" office:value="642" calcext:value-type="float">
            <text:p>642</text:p>
          </table:table-cell>
          <table:table-cell table:formula="of:=[.B11]/[.A11]" office:value-type="float" office:value="73.8125" calcext:value-type="float">
            <text:p>73,81</text:p>
          </table:table-cell>
          <table:table-cell table:style-name="ce3" table:formula="of:=[.B11]/1024/[.A11]" office:value-type="float" office:value="0.07208251953125" calcext:value-type="float">
            <text:p>0,0721</text:p>
          </table:table-cell>
          <table:table-cell table:style-name="ce4" table:formula="of:=MIN([.$G$2]*[.A11]+[.$H$2];((32767*32767)+(8*700*32767))*3*4/1024/1024/4)" office:value-type="float" office:value="1106" calcext:value-type="float">
            <text:p>1106,00000</text:p>
          </table:table-cell>
          <table:table-cell table:style-name="ce5" table:formula="of:=[.F11]*3*[.$B$3]" office:value-type="float" office:value="13272" calcext:value-type="float">
            <text:p>13272,00</text:p>
          </table:table-cell>
          <table:table-cell table:style-name="ce5" table:formula="of:=([.A11]*1024-[.G11])/1024" office:value-type="float" office:value="3.0390625" calcext:value-type="float">
            <text:p>3,04</text:p>
          </table:table-cell>
          <table:table-cell table:formula="of:=[.F11]/3/4" office:value-type="float" office:value="92.1666666666667" calcext:value-type="float">
            <text:p>92,17</text:p>
          </table:table-cell>
          <table:table-cell table:formula="of:=[.I11]*[.$B$3]" office:value-type="float" office:value="368.666666666667" calcext:value-type="float">
            <text:p>368,6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2487;((32767*32767)+(8*700*32767))*3*4/1024/1024/4)" office:value-type="float" office:value="2487" calcext:value-type="float">
            <text:p>2487</text:p>
          </table:table-cell>
          <table:table-cell table:formula="of:=[.B12]-[.B11]" office:value-type="float" office:value="1306" calcext:value-type="float">
            <text:p>1306</text:p>
          </table:table-cell>
          <table:table-cell table:formula="of:=[.B12]/[.A12]" office:value-type="float" office:value="77.71875" calcext:value-type="float">
            <text:p>77,72</text:p>
          </table:table-cell>
          <table:table-cell table:style-name="ce3" table:formula="of:=[.B12]/1024/[.A12]" office:value-type="float" office:value="0.075897216796875" calcext:value-type="float">
            <text:p>0,0759</text:p>
          </table:table-cell>
          <table:table-cell table:style-name="ce4" table:formula="of:=MIN([.$G$2]*[.A12]+[.$H$2];((32767*32767)+(8*700*32767))*3*4/1024/1024/4)" office:value-type="float" office:value="2242" calcext:value-type="float">
            <text:p>2242,00000</text:p>
          </table:table-cell>
          <table:table-cell table:style-name="ce5" table:formula="of:=[.F12]*3*[.$B$3]" office:value-type="float" office:value="26904" calcext:value-type="float">
            <text:p>26904,00</text:p>
          </table:table-cell>
          <table:table-cell table:style-name="ce5" table:formula="of:=([.A12]*1024-[.G12])/1024" office:value-type="float" office:value="5.7265625" calcext:value-type="float">
            <text:p>5,73</text:p>
          </table:table-cell>
          <table:table-cell table:formula="of:=[.F12]/3/4" office:value-type="float" office:value="186.833333333333" calcext:value-type="float">
            <text:p>186,83</text:p>
          </table:table-cell>
          <table:table-cell table:formula="of:=[.I12]*[.$B$3]" office:value-type="float" office:value="747.333333333333" calcext:value-type="float">
            <text:p>747,3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5117;((32767*32767)+(8*700*32767))*3*4/1024/1024/4)" office:value-type="float" office:value="3596.79648113251" calcext:value-type="float">
            <text:p>3596,8</text:p>
          </table:table-cell>
          <table:table-cell table:formula="of:=[.B13]-[.B12]" office:value-type="float" office:value="1109.79648113251" calcext:value-type="float">
            <text:p>1109,8</text:p>
          </table:table-cell>
          <table:table-cell table:formula="of:=[.B13]/[.A13]" office:value-type="float" office:value="56.1999450176954" calcext:value-type="float">
            <text:p>56,2</text:p>
          </table:table-cell>
          <table:table-cell table:style-name="ce3" table:formula="of:=[.B13]/1024/[.A13]" office:value-type="float" office:value="0.0548827588063432" calcext:value-type="float">
            <text:p>0,0549</text:p>
          </table:table-cell>
          <table:table-cell table:style-name="ce4" table:formula="of:=MIN([.$G$2]*[.A13]+[.$H$2];((32767*32767)+(8*700*32767))*3*4/1024/1024/4)" office:value-type="float" office:value="3596.79648113251" calcext:value-type="float">
            <text:p>3596,79648</text:p>
          </table:table-cell>
          <table:table-cell table:style-name="ce5" table:formula="of:=[.F13]*3*[.$B$3]" office:value-type="float" office:value="43161.5577735901" calcext:value-type="float">
            <text:p>43161,56</text:p>
          </table:table-cell>
          <table:table-cell table:style-name="ce5" table:formula="of:=([.A13]*1024-[.G13])/1024" office:value-type="float" office:value="21.8500412367284" calcext:value-type="float">
            <text:p>21,85</text:p>
          </table:table-cell>
          <table:table-cell table:formula="of:=[.F13]/3/4" office:value-type="float" office:value="299.733040094376" calcext:value-type="float">
            <text:p>299,73</text:p>
          </table:table-cell>
          <table:table-cell table:formula="of:=[.I13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IN(10383;((32767*32767)+(8*700*32767))*3*4/1024/1024/4)" office:value-type="float" office:value="3596.79648113251" calcext:value-type="float">
            <text:p>3596,8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B14]/[.A14]" office:value-type="float" office:value="28.0999725088477" calcext:value-type="float">
            <text:p>28,1</text:p>
          </table:table-cell>
          <table:table-cell table:style-name="ce3" table:formula="of:=[.B14]/1024/[.A14]" office:value-type="float" office:value="0.0274413794031716" calcext:value-type="float">
            <text:p>0,0274</text:p>
          </table:table-cell>
          <table:table-cell table:style-name="ce4" table:formula="of:=MIN([.$G$2]*[.A14]+[.$H$2];((32767*32767)+(8*700*32767))*3*4/1024/1024/4)" office:value-type="float" office:value="3596.79648113251" calcext:value-type="float">
            <text:p>3596,79648</text:p>
          </table:table-cell>
          <table:table-cell table:style-name="ce5" table:formula="of:=[.F14]*3*[.$B$3]" office:value-type="float" office:value="43161.5577735901" calcext:value-type="float">
            <text:p>43161,56</text:p>
          </table:table-cell>
          <table:table-cell table:style-name="ce5" table:formula="of:=([.A14]*1024-[.G14])/1024" office:value-type="float" office:value="85.8500412367284" calcext:value-type="float">
            <text:p>85,85</text:p>
          </table:table-cell>
          <table:table-cell table:formula="of:=[.F14]/3/4" office:value-type="float" office:value="299.733040094376" calcext:value-type="float">
            <text:p>299,73</text:p>
          </table:table-cell>
          <table:table-cell table:formula="of:=[.I14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IN(21000;((32767*32767)+(8*700*32767))*3*4/1024/1024/4)" office:value-type="float" office:value="3596.79648113251" calcext:value-type="float">
            <text:p>3596,8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B15]/[.A15]" office:value-type="float" office:value="14.0499862544239" calcext:value-type="float">
            <text:p>14,05</text:p>
          </table:table-cell>
          <table:table-cell table:style-name="ce3" table:formula="of:=[.B15]/1024/[.A15]" office:value-type="float" office:value="0.0137206897015858" calcext:value-type="float">
            <text:p>0,0137</text:p>
          </table:table-cell>
          <table:table-cell table:style-name="ce4" table:formula="of:=MIN([.$G$2]*[.A15]+[.$H$2];((32767*32767)+(8*700*32767))*3*4/1024/1024/4)" office:value-type="float" office:value="3596.79648113251" calcext:value-type="float">
            <text:p>3596,79648</text:p>
          </table:table-cell>
          <table:table-cell table:style-name="ce5" table:formula="of:=[.F15]*3*[.$B$3]" office:value-type="float" office:value="43161.5577735901" calcext:value-type="float">
            <text:p>43161,56</text:p>
          </table:table-cell>
          <table:table-cell table:style-name="ce5" table:formula="of:=([.A15]*1024-[.G15])/1024" office:value-type="float" office:value="213.850041236728" calcext:value-type="float">
            <text:p>213,85</text:p>
          </table:table-cell>
          <table:table-cell table:formula="of:=[.F15]/3/4" office:value-type="float" office:value="299.733040094376" calcext:value-type="float">
            <text:p>299,73</text:p>
          </table:table-cell>
          <table:table-cell table:formula="of:=[.I15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IN(42500;((32767*32767)+(8*700*32767))*3*4/1024/1024/4)" office:value-type="float" office:value="3596.79648113251" calcext:value-type="float">
            <text:p>3596,8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B16]/[.A16]" office:value-type="float" office:value="7.02499312721193" calcext:value-type="float">
            <text:p>7,02</text:p>
          </table:table-cell>
          <table:table-cell table:style-name="ce3" table:formula="of:=[.B16]/1024/[.A16]" office:value-type="float" office:value="0.0068603448507929" calcext:value-type="float">
            <text:p>0,0069</text:p>
          </table:table-cell>
          <table:table-cell table:style-name="ce4" table:formula="of:=MIN([.$G$2]*[.A16]+[.$H$2];((32767*32767)+(8*700*32767))*3*4/1024/1024/4)" office:value-type="float" office:value="3596.79648113251" calcext:value-type="float">
            <text:p>3596,79648</text:p>
          </table:table-cell>
          <table:table-cell table:style-name="ce5" table:formula="of:=[.F16]*3*[.$B$3]" office:value-type="float" office:value="43161.5577735901" calcext:value-type="float">
            <text:p>43161,56</text:p>
          </table:table-cell>
          <table:table-cell table:style-name="ce5" table:formula="of:=([.A16]*1024-[.G16])/1024" office:value-type="float" office:value="469.850041236728" calcext:value-type="float">
            <text:p>469,85</text:p>
          </table:table-cell>
          <table:table-cell table:formula="of:=[.F16]/3/4" office:value-type="float" office:value="299.733040094376" calcext:value-type="float">
            <text:p>299,73</text:p>
          </table:table-cell>
          <table:table-cell table:formula="of:=[.I16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32767*32767/1024/1024" office:value-type="float" office:value="1023.93750095367" calcext:value-type="float">
            <text:p>1023,94</text:p>
          </table:table-cell>
          <table:table-cell table:formula="of:=[.C20]/4" office:value-type="float" office:value="255.984375238419" calcext:value-type="float">
            <text:p>255,98</text:p>
          </table:table-cell>
          <table:table-cell table:formula="of:=[.D20]*4*3" office:value-type="float" office:value="3071.81250286102" calcext:value-type="float">
            <text:p>3071,81</text:p>
          </table:table-cell>
          <table:table-cell table:number-columns-repeated="1019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/>
          <table:table-cell>
            <draw:frame table:end-cell-address="Feuille2.I63" table:end-x="0.543cm" table:end-y="0.155cm" draw:z-index="0" draw:style-name="gr2" svg:width="17.101cm" svg:height="7.034cm" svg:x="0.681cm" svg:y="-0.838cm">
              <draw:object draw:notify-on-update-of-ranges="Feuille2.A5:Feuille2.A16 Feuille2.B4:Feuille2.B4 Feuille2.B5:Feuille2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</table:table>
      <table:table table:name="Feuille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/frame</text:p>
          </table:table-cell>
          <table:table-cell table:style-name="ce4" table:formula="of:=[Feuille2.F5]" office:value-type="float" office:value="41" calcext:value-type="float">
            <text:p>41,00000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6]" office:value-type="float" office:value="112" calcext:value-type="float">
            <text:p>112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7]" office:value-type="float" office:value="183" calcext:value-type="float">
            <text:p>183,00000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5]" office:value-type="float" office:value="1" calcext:value-type="float">
            <text:p>1</text:p>
          </table:table-cell>
          <table:table-cell/>
          <table:covered-table-cell/>
          <table:table-cell/>
          <table:table-cell table:formula="of:=[Feuille2.A6]" office:value-type="float" office:value="2" calcext:value-type="float">
            <text:p>2</text:p>
          </table:table-cell>
          <table:table-cell/>
          <table:covered-table-cell/>
          <table:table-cell/>
          <table:table-cell table:formula="of:=[Feuille2.A7]" office:value-type="float" office:value="3" calcext:value-type="float">
            <text:p>3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4" table:formula="of:=[.B1]" office:value-type="float" office:value="41" calcext:value-type="float">
            <text:p>41,00000</text:p>
          </table:table-cell>
          <table:table-cell/>
          <table:covered-table-cell/>
          <table:table-cell/>
          <table:table-cell table:style-name="ce4" table:formula="of:=[.F1]" office:value-type="float" office:value="112" calcext:value-type="float">
            <text:p>112,00000</text:p>
          </table:table-cell>
          <table:table-cell/>
          <table:covered-table-cell/>
          <table:table-cell/>
          <table:table-cell table:style-name="ce4" table:formula="of:=[.J1]" office:value-type="float" office:value="183" calcext:value-type="float">
            <text:p>183,0000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4]*3" office:value-type="float" office:value="123" calcext:value-type="float">
            <text:p>123</text:p>
          </table:table-cell>
          <table:table-cell/>
          <table:covered-table-cell/>
          <table:table-cell/>
          <table:table-cell table:formula="of:=[.F4]*3" office:value-type="float" office:value="336" calcext:value-type="float">
            <text:p>336</text:p>
          </table:table-cell>
          <table:table-cell/>
          <table:covered-table-cell/>
          <table:table-cell/>
          <table:table-cell table:formula="of:=[.J4]*3" office:value-type="float" office:value="549" calcext:value-type="float">
            <text:p>54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5]*[.B3]" office:value-type="float" office:value="492" calcext:value-type="float">
            <text:p>492</text:p>
          </table:table-cell>
          <table:table-cell/>
          <table:covered-table-cell/>
          <table:table-cell/>
          <table:table-cell table:formula="of:=[.F5]*[.F3]" office:value-type="float" office:value="1344" calcext:value-type="float">
            <text:p>1344</text:p>
          </table:table-cell>
          <table:table-cell/>
          <table:covered-table-cell/>
          <table:table-cell/>
          <table:table-cell table:formula="of:=[.J5]*[.J3]" office:value-type="float" office:value="2196" calcext:value-type="float">
            <text:p>219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2]*1024-[.B6])/1024" office:value-type="float" office:value="0.51953125" calcext:value-type="float">
            <text:p>0,52</text:p>
          </table:table-cell>
          <table:table-cell/>
          <table:covered-table-cell/>
          <table:table-cell/>
          <table:table-cell table:formula="of:=([.F2]*1024-[.F6])/1024" office:value-type="float" office:value="0.6875" calcext:value-type="float">
            <text:p>0,69</text:p>
          </table:table-cell>
          <table:table-cell/>
          <table:covered-table-cell/>
          <table:table-cell/>
          <table:table-cell table:formula="of:=([.J2]*1024-[.J6])/1024" office:value-type="float" office:value="0.85546875" calcext:value-type="float">
            <text:p>0,86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0]" office:value-type="float" office:value="3582.63466666667" calcext:value-type="float">
            <text:p>3582,63</text:p>
          </table:table-cell>
          <table:table-cell table:formula="of:=MAX(0;[.C10]-1400)" office:value-type="float" office:value="2182.63466666667" calcext:value-type="float">
            <text:p>2182,63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0]" office:value-type="float" office:value="9786.70933333333" calcext:value-type="float">
            <text:p>9786,71</text:p>
          </table:table-cell>
          <table:table-cell table:formula="of:=MAX(0;[.G10]-1400)" office:value-type="float" office:value="8386.70933333333" calcext:value-type="float">
            <text:p>8386,71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0]" office:value-type="float" office:value="15990.784" calcext:value-type="float">
            <text:p>15990,78</text:p>
          </table:table-cell>
          <table:table-cell table:formula="of:=MAX(0;[.K10]-1400)" office:value-type="float" office:value="14590.784" calcext:value-type="float">
            <text:p>14590,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1]" office:value-type="float" office:value="1791.31733333333" calcext:value-type="float">
            <text:p>1791,32</text:p>
          </table:table-cell>
          <table:table-cell table:formula="of:=MAX(0;[.C11]-1400)" office:value-type="float" office:value="391.317333333333" calcext:value-type="float">
            <text:p>391,32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1]" office:value-type="float" office:value="4893.35466666667" calcext:value-type="float">
            <text:p>4893,35</text:p>
          </table:table-cell>
          <table:table-cell table:formula="of:=MAX(0;[.G11]-1400)" office:value-type="float" office:value="3493.35466666667" calcext:value-type="float">
            <text:p>3493,35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1]" office:value-type="float" office:value="7995.392" calcext:value-type="float">
            <text:p>7995,39</text:p>
          </table:table-cell>
          <table:table-cell table:formula="of:=MAX(0;[.K11]-1400)" office:value-type="float" office:value="6595.392" calcext:value-type="float">
            <text:p>6595,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2]" office:value-type="float" office:value="1194.21155555556" calcext:value-type="float">
            <text:p>1194,21</text:p>
          </table:table-cell>
          <table:table-cell table:formula="of:=MAX(0;[.C1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2]" office:value-type="float" office:value="3262.23644444444" calcext:value-type="float">
            <text:p>3262,24</text:p>
          </table:table-cell>
          <table:table-cell table:formula="of:=MAX(0;[.G12]-1400)" office:value-type="float" office:value="1862.23644444445" calcext:value-type="float">
            <text:p>1862,24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2]" office:value-type="float" office:value="5330.26133333333" calcext:value-type="float">
            <text:p>5330,26</text:p>
          </table:table-cell>
          <table:table-cell table:formula="of:=MAX(0;[.K12]-1400)" office:value-type="float" office:value="3930.26133333333" calcext:value-type="float">
            <text:p>3930,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3]" office:value-type="float" office:value="895.658666666667" calcext:value-type="float">
            <text:p>895,66</text:p>
          </table:table-cell>
          <table:table-cell table:formula="of:=MAX(0;[.C1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3]" office:value-type="float" office:value="2446.67733333333" calcext:value-type="float">
            <text:p>2446,68</text:p>
          </table:table-cell>
          <table:table-cell table:formula="of:=MAX(0;[.G13]-1400)" office:value-type="float" office:value="1046.67733333333" calcext:value-type="float">
            <text:p>1046,68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3]" office:value-type="float" office:value="3997.696" calcext:value-type="float">
            <text:p>3997,7</text:p>
          </table:table-cell>
          <table:table-cell table:formula="of:=MAX(0;[.K13]-1400)" office:value-type="float" office:value="2597.696" calcext:value-type="float">
            <text:p>2597,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4]" office:value-type="float" office:value="716.526933333333" calcext:value-type="float">
            <text:p>716,53</text:p>
          </table:table-cell>
          <table:table-cell table:formula="of:=MAX(0;[.C1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4]" office:value-type="float" office:value="1957.34186666667" calcext:value-type="float">
            <text:p>1957,34</text:p>
          </table:table-cell>
          <table:table-cell table:formula="of:=MAX(0;[.G14]-1400)" office:value-type="float" office:value="557.341866666667" calcext:value-type="float">
            <text:p>557,34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4]" office:value-type="float" office:value="3198.1568" calcext:value-type="float">
            <text:p>3198,16</text:p>
          </table:table-cell>
          <table:table-cell table:formula="of:=MAX(0;[.K14]-1400)" office:value-type="float" office:value="1798.1568" calcext:value-type="float">
            <text:p>1798,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5]" office:value-type="float" office:value="597.105777777778" calcext:value-type="float">
            <text:p>597,11</text:p>
          </table:table-cell>
          <table:table-cell table:formula="of:=MAX(0;[.C1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5]" office:value-type="float" office:value="1631.11822222222" calcext:value-type="float">
            <text:p>1631,12</text:p>
          </table:table-cell>
          <table:table-cell table:formula="of:=MAX(0;[.G15]-1400)" office:value-type="float" office:value="231.118222222222" calcext:value-type="float">
            <text:p>231,12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5]" office:value-type="float" office:value="2665.13066666667" calcext:value-type="float">
            <text:p>2665,13</text:p>
          </table:table-cell>
          <table:table-cell table:formula="of:=MAX(0;[.K15]-1400)" office:value-type="float" office:value="1265.13066666667" calcext:value-type="float">
            <text:p>1265,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6]" office:value-type="float" office:value="511.804952380952" calcext:value-type="float">
            <text:p>511,8</text:p>
          </table:table-cell>
          <table:table-cell table:formula="of:=MAX(0;[.C1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6]" office:value-type="float" office:value="1398.10133333333" calcext:value-type="float">
            <text:p>1398,1</text:p>
          </table:table-cell>
          <table:table-cell table:formula="of:=MAX(0;[.G1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6]" office:value-type="float" office:value="2284.39771428571" calcext:value-type="float">
            <text:p>2284,4</text:p>
          </table:table-cell>
          <table:table-cell table:formula="of:=MAX(0;[.K16]-1400)" office:value-type="float" office:value="884.397714285714" calcext:value-type="float">
            <text:p>884,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7]" office:value-type="float" office:value="447.829333333333" calcext:value-type="float">
            <text:p>447,83</text:p>
          </table:table-cell>
          <table:table-cell table:formula="of:=MAX(0;[.C1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7]" office:value-type="float" office:value="1223.33866666667" calcext:value-type="float">
            <text:p>1223,34</text:p>
          </table:table-cell>
          <table:table-cell table:formula="of:=MAX(0;[.G1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7]" office:value-type="float" office:value="1998.848" calcext:value-type="float">
            <text:p>1998,85</text:p>
          </table:table-cell>
          <table:table-cell table:formula="of:=MAX(0;[.K17]-1400)" office:value-type="float" office:value="598.848" calcext:value-type="float">
            <text:p>598,8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8]" office:value-type="float" office:value="398.070518518518" calcext:value-type="float">
            <text:p>398,07</text:p>
          </table:table-cell>
          <table:table-cell table:formula="of:=MAX(0;[.C1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8]" office:value-type="float" office:value="1087.41214814815" calcext:value-type="float">
            <text:p>1087,41</text:p>
          </table:table-cell>
          <table:table-cell table:formula="of:=MAX(0;[.G1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8]" office:value-type="float" office:value="1776.75377777778" calcext:value-type="float">
            <text:p>1776,75</text:p>
          </table:table-cell>
          <table:table-cell table:formula="of:=MAX(0;[.K18]-1400)" office:value-type="float" office:value="376.753777777778" calcext:value-type="float">
            <text:p>376,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9]" office:value-type="float" office:value="358.263466666667" calcext:value-type="float">
            <text:p>358,26</text:p>
          </table:table-cell>
          <table:table-cell table:formula="of:=MAX(0;[.C1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9]" office:value-type="float" office:value="978.670933333333" calcext:value-type="float">
            <text:p>978,67</text:p>
          </table:table-cell>
          <table:table-cell table:formula="of:=MAX(0;[.G1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9]" office:value-type="float" office:value="1599.0784" calcext:value-type="float">
            <text:p>1599,08</text:p>
          </table:table-cell>
          <table:table-cell table:formula="of:=MAX(0;[.K19]-1400)" office:value-type="float" office:value="199.0784" calcext:value-type="float">
            <text:p>199,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0]" office:value-type="float" office:value="325.694060606061" calcext:value-type="float">
            <text:p>325,69</text:p>
          </table:table-cell>
          <table:table-cell table:formula="of:=MAX(0;[.C2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0]" office:value-type="float" office:value="889.700848484848" calcext:value-type="float">
            <text:p>889,7</text:p>
          </table:table-cell>
          <table:table-cell table:formula="of:=MAX(0;[.G2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0]" office:value-type="float" office:value="1453.70763636364" calcext:value-type="float">
            <text:p>1453,71</text:p>
          </table:table-cell>
          <table:table-cell table:formula="of:=MAX(0;[.K20]-1400)" office:value-type="float" office:value="53.7076363636363" calcext:value-type="float">
            <text:p>53,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1]" office:value-type="float" office:value="298.552888888889" calcext:value-type="float">
            <text:p>298,55</text:p>
          </table:table-cell>
          <table:table-cell table:formula="of:=MAX(0;[.C2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1]" office:value-type="float" office:value="815.559111111111" calcext:value-type="float">
            <text:p>815,56</text:p>
          </table:table-cell>
          <table:table-cell table:formula="of:=MAX(0;[.G2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1]" office:value-type="float" office:value="1332.56533333333" calcext:value-type="float">
            <text:p>1332,57</text:p>
          </table:table-cell>
          <table:table-cell table:formula="of:=MAX(0;[.K2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2]" office:value-type="float" office:value="275.587282051282" calcext:value-type="float">
            <text:p>275,59</text:p>
          </table:table-cell>
          <table:table-cell table:formula="of:=MAX(0;[.C2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2]" office:value-type="float" office:value="752.823794871795" calcext:value-type="float">
            <text:p>752,82</text:p>
          </table:table-cell>
          <table:table-cell table:formula="of:=MAX(0;[.G2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2]" office:value-type="float" office:value="1230.06030769231" calcext:value-type="float">
            <text:p>1230,06</text:p>
          </table:table-cell>
          <table:table-cell table:formula="of:=MAX(0;[.K22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3]" office:value-type="float" office:value="255.902476190476" calcext:value-type="float">
            <text:p>255,9</text:p>
          </table:table-cell>
          <table:table-cell table:formula="of:=MAX(0;[.C2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3]" office:value-type="float" office:value="699.050666666667" calcext:value-type="float">
            <text:p>699,05</text:p>
          </table:table-cell>
          <table:table-cell table:formula="of:=MAX(0;[.G23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3]" office:value-type="float" office:value="1142.19885714286" calcext:value-type="float">
            <text:p>1142,2</text:p>
          </table:table-cell>
          <table:table-cell table:formula="of:=MAX(0;[.K23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4]" office:value-type="float" office:value="238.842311111111" calcext:value-type="float">
            <text:p>238,84</text:p>
          </table:table-cell>
          <table:table-cell table:formula="of:=MAX(0;[.C2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4]" office:value-type="float" office:value="652.447288888889" calcext:value-type="float">
            <text:p>652,45</text:p>
          </table:table-cell>
          <table:table-cell table:formula="of:=MAX(0;[.G24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4]" office:value-type="float" office:value="1066.05226666667" calcext:value-type="float">
            <text:p>1066,05</text:p>
          </table:table-cell>
          <table:table-cell table:formula="of:=MAX(0;[.K24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5]" office:value-type="float" office:value="223.914666666667" calcext:value-type="float">
            <text:p>223,91</text:p>
          </table:table-cell>
          <table:table-cell table:formula="of:=MAX(0;[.C2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5]" office:value-type="float" office:value="611.669333333333" calcext:value-type="float">
            <text:p>611,67</text:p>
          </table:table-cell>
          <table:table-cell table:formula="of:=MAX(0;[.G25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5]" office:value-type="float" office:value="999.424" calcext:value-type="float">
            <text:p>999,42</text:p>
          </table:table-cell>
          <table:table-cell table:formula="of:=MAX(0;[.K25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6]" office:value-type="float" office:value="210.743215686275" calcext:value-type="float">
            <text:p>210,74</text:p>
          </table:table-cell>
          <table:table-cell table:formula="of:=MAX(0;[.C2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6]" office:value-type="float" office:value="575.688784313726" calcext:value-type="float">
            <text:p>575,69</text:p>
          </table:table-cell>
          <table:table-cell table:formula="of:=MAX(0;[.G2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6]" office:value-type="float" office:value="940.634352941176" calcext:value-type="float">
            <text:p>940,63</text:p>
          </table:table-cell>
          <table:table-cell table:formula="of:=MAX(0;[.K26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7]" office:value-type="float" office:value="199.035259259259" calcext:value-type="float">
            <text:p>199,04</text:p>
          </table:table-cell>
          <table:table-cell table:formula="of:=MAX(0;[.C2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7]" office:value-type="float" office:value="543.706074074074" calcext:value-type="float">
            <text:p>543,71</text:p>
          </table:table-cell>
          <table:table-cell table:formula="of:=MAX(0;[.G2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7]" office:value-type="float" office:value="888.376888888889" calcext:value-type="float">
            <text:p>888,38</text:p>
          </table:table-cell>
          <table:table-cell table:formula="of:=MAX(0;[.K27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8]" office:value-type="float" office:value="188.559719298246" calcext:value-type="float">
            <text:p>188,56</text:p>
          </table:table-cell>
          <table:table-cell table:formula="of:=MAX(0;[.C2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8]" office:value-type="float" office:value="515.089964912281" calcext:value-type="float">
            <text:p>515,09</text:p>
          </table:table-cell>
          <table:table-cell table:formula="of:=MAX(0;[.G2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8]" office:value-type="float" office:value="841.620210526316" calcext:value-type="float">
            <text:p>841,62</text:p>
          </table:table-cell>
          <table:table-cell table:formula="of:=MAX(0;[.K28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9]" office:value-type="float" office:value="179.131733333333" calcext:value-type="float">
            <text:p>179,13</text:p>
          </table:table-cell>
          <table:table-cell table:formula="of:=MAX(0;[.C2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9]" office:value-type="float" office:value="489.335466666667" calcext:value-type="float">
            <text:p>489,34</text:p>
          </table:table-cell>
          <table:table-cell table:formula="of:=MAX(0;[.G2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9]" office:value-type="float" office:value="799.5392" calcext:value-type="float">
            <text:p>799,54</text:p>
          </table:table-cell>
          <table:table-cell table:formula="of:=MAX(0;[.K29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0]" office:value-type="float" office:value="170.601650793651" calcext:value-type="float">
            <text:p>170,6</text:p>
          </table:table-cell>
          <table:table-cell table:formula="of:=MAX(0;[.C3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0]" office:value-type="float" office:value="466.033777777778" calcext:value-type="float">
            <text:p>466,03</text:p>
          </table:table-cell>
          <table:table-cell table:formula="of:=MAX(0;[.G3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0]" office:value-type="float" office:value="761.465904761905" calcext:value-type="float">
            <text:p>761,47</text:p>
          </table:table-cell>
          <table:table-cell table:formula="of:=MAX(0;[.K30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1]" office:value-type="float" office:value="162.84703030303" calcext:value-type="float">
            <text:p>162,85</text:p>
          </table:table-cell>
          <table:table-cell table:formula="of:=MAX(0;[.C3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1]" office:value-type="float" office:value="444.850424242424" calcext:value-type="float">
            <text:p>444,85</text:p>
          </table:table-cell>
          <table:table-cell table:formula="of:=MAX(0;[.G3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1]" office:value-type="float" office:value="726.853818181818" calcext:value-type="float">
            <text:p>726,85</text:p>
          </table:table-cell>
          <table:table-cell table:formula="of:=MAX(0;[.K3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2]" office:value-type="float" office:value="155.766724637681" calcext:value-type="float">
            <text:p>155,77</text:p>
          </table:table-cell>
          <table:table-cell table:formula="of:=MAX(0;[.C3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2]" office:value-type="float" office:value="425.509101449275" calcext:value-type="float">
            <text:p>425,51</text:p>
          </table:table-cell>
          <table:table-cell table:formula="of:=MAX(0;[.G3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2]" office:value-type="float" office:value="695.25147826087" calcext:value-type="float">
            <text:p>695,25</text:p>
          </table:table-cell>
          <table:table-cell table:formula="of:=MAX(0;[.K32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3]" office:value-type="float" office:value="149.276444444444" calcext:value-type="float">
            <text:p>149,28</text:p>
          </table:table-cell>
          <table:table-cell table:formula="of:=MAX(0;[.C3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3]" office:value-type="float" office:value="407.779555555556" calcext:value-type="float">
            <text:p>407,78</text:p>
          </table:table-cell>
          <table:table-cell table:formula="of:=MAX(0;[.G33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3]" office:value-type="float" office:value="666.282666666667" calcext:value-type="float">
            <text:p>666,28</text:p>
          </table:table-cell>
          <table:table-cell table:formula="of:=MAX(0;[.K33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4]" office:value-type="float" office:value="143.305386666667" calcext:value-type="float">
            <text:p>143,31</text:p>
          </table:table-cell>
          <table:table-cell table:formula="of:=MAX(0;[.C3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4]" office:value-type="float" office:value="391.468373333333" calcext:value-type="float">
            <text:p>391,47</text:p>
          </table:table-cell>
          <table:table-cell table:formula="of:=MAX(0;[.G34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4]" office:value-type="float" office:value="639.63136" calcext:value-type="float">
            <text:p>639,63</text:p>
          </table:table-cell>
          <table:table-cell table:formula="of:=MAX(0;[.K34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5]" office:value-type="float" office:value="137.793641025641" calcext:value-type="float">
            <text:p>137,79</text:p>
          </table:table-cell>
          <table:table-cell table:formula="of:=MAX(0;[.C3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5]" office:value-type="float" office:value="376.411897435897" calcext:value-type="float">
            <text:p>376,41</text:p>
          </table:table-cell>
          <table:table-cell table:formula="of:=MAX(0;[.G35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5]" office:value-type="float" office:value="615.030153846154" calcext:value-type="float">
            <text:p>615,03</text:p>
          </table:table-cell>
          <table:table-cell table:formula="of:=MAX(0;[.K35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6]" office:value-type="float" office:value="132.690172839506" calcext:value-type="float">
            <text:p>132,69</text:p>
          </table:table-cell>
          <table:table-cell table:formula="of:=MAX(0;[.C3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6]" office:value-type="float" office:value="362.470716049383" calcext:value-type="float">
            <text:p>362,47</text:p>
          </table:table-cell>
          <table:table-cell table:formula="of:=MAX(0;[.G3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6]" office:value-type="float" office:value="592.251259259259" calcext:value-type="float">
            <text:p>592,25</text:p>
          </table:table-cell>
          <table:table-cell table:formula="of:=MAX(0;[.K36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7]" office:value-type="float" office:value="127.951238095238" calcext:value-type="float">
            <text:p>127,95</text:p>
          </table:table-cell>
          <table:table-cell table:formula="of:=MAX(0;[.C3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7]" office:value-type="float" office:value="349.525333333333" calcext:value-type="float">
            <text:p>349,53</text:p>
          </table:table-cell>
          <table:table-cell table:formula="of:=MAX(0;[.G3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7]" office:value-type="float" office:value="571.099428571429" calcext:value-type="float">
            <text:p>571,1</text:p>
          </table:table-cell>
          <table:table-cell table:formula="of:=MAX(0;[.K37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8]" office:value-type="float" office:value="123.539126436782" calcext:value-type="float">
            <text:p>123,54</text:p>
          </table:table-cell>
          <table:table-cell table:formula="of:=MAX(0;[.C3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8]" office:value-type="float" office:value="337.472735632184" calcext:value-type="float">
            <text:p>337,47</text:p>
          </table:table-cell>
          <table:table-cell table:formula="of:=MAX(0;[.G3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8]" office:value-type="float" office:value="551.406344827586" calcext:value-type="float">
            <text:p>551,41</text:p>
          </table:table-cell>
          <table:table-cell table:formula="of:=MAX(0;[.K38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9]" office:value-type="float" office:value="119.421155555556" calcext:value-type="float">
            <text:p>119,42</text:p>
          </table:table-cell>
          <table:table-cell table:formula="of:=MAX(0;[.C3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9]" office:value-type="float" office:value="326.223644444444" calcext:value-type="float">
            <text:p>326,22</text:p>
          </table:table-cell>
          <table:table-cell table:formula="of:=MAX(0;[.G3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9]" office:value-type="float" office:value="533.026133333333" calcext:value-type="float">
            <text:p>533,03</text:p>
          </table:table-cell>
          <table:table-cell table:formula="of:=MAX(0;[.K39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0]" office:value-type="float" office:value="115.568860215054" calcext:value-type="float">
            <text:p>115,57</text:p>
          </table:table-cell>
          <table:table-cell table:formula="of:=MAX(0;[.C4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0]" office:value-type="float" office:value="315.700301075269" calcext:value-type="float">
            <text:p>315,7</text:p>
          </table:table-cell>
          <table:table-cell table:formula="of:=MAX(0;[.G4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0]" office:value-type="float" office:value="515.831741935484" calcext:value-type="float">
            <text:p>515,83</text:p>
          </table:table-cell>
          <table:table-cell table:formula="of:=MAX(0;[.K40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1]" office:value-type="float" office:value="111.957333333333" calcext:value-type="float">
            <text:p>111,96</text:p>
          </table:table-cell>
          <table:table-cell table:formula="of:=MAX(0;[.C4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1]" office:value-type="float" office:value="305.834666666667" calcext:value-type="float">
            <text:p>305,83</text:p>
          </table:table-cell>
          <table:table-cell table:formula="of:=MAX(0;[.G4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1]" office:value-type="float" office:value="499.712" calcext:value-type="float">
            <text:p>499,71</text:p>
          </table:table-cell>
          <table:table-cell table:formula="of:=MAX(0;[.K4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2]" office:value-type="float" office:value="109.336670023703" calcext:value-type="float">
            <text:p>109,34</text:p>
          </table:table-cell>
          <table:table-cell table:formula="of:=MAX(0;[.C4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2]" office:value-type="float" office:value="298.675781528163" calcext:value-type="float">
            <text:p>298,68</text:p>
          </table:table-cell>
          <table:table-cell table:formula="of:=MAX(0;[.G4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2]" office:value-type="float" office:value="488.014893032624" calcext:value-type="float">
            <text:p>488,01</text:p>
          </table:table-cell>
          <table:table-cell table:formula="of:=MAX(0;[.K42]-140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4" table:formula="of:=[Feuille2.F8]" office:value-type="float" office:value="254" calcext:value-type="float">
            <text:p>254,00000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9]" office:value-type="float" office:value="396" calcext:value-type="float">
            <text:p>396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10]" office:value-type="float" office:value="538" calcext:value-type="float">
            <text:p>538,00000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8]" office:value-type="float" office:value="4" calcext:value-type="float">
            <text:p>4</text:p>
          </table:table-cell>
          <table:table-cell/>
          <table:covered-table-cell/>
          <table:table-cell/>
          <table:table-cell table:formula="of:=[Feuille2.A9]" office:value-type="float" office:value="6" calcext:value-type="float">
            <text:p>6</text:p>
          </table:table-cell>
          <table:table-cell/>
          <table:covered-table-cell/>
          <table:table-cell/>
          <table:table-cell table:formula="of:=[Feuille2.A10]" office:value-type="float" office:value="8" calcext:value-type="float">
            <text:p>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4" table:formula="of:=[.B44]" office:value-type="float" office:value="254" calcext:value-type="float">
            <text:p>254,00000</text:p>
          </table:table-cell>
          <table:table-cell/>
          <table:covered-table-cell/>
          <table:table-cell/>
          <table:table-cell table:style-name="ce4" table:formula="of:=[.F44]" office:value-type="float" office:value="396" calcext:value-type="float">
            <text:p>396,00000</text:p>
          </table:table-cell>
          <table:table-cell/>
          <table:covered-table-cell/>
          <table:table-cell/>
          <table:table-cell table:style-name="ce4" table:formula="of:=[.J44]" office:value-type="float" office:value="538" calcext:value-type="float">
            <text:p>538,0000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47]*3" office:value-type="float" office:value="762" calcext:value-type="float">
            <text:p>762</text:p>
          </table:table-cell>
          <table:table-cell/>
          <table:covered-table-cell/>
          <table:table-cell/>
          <table:table-cell table:formula="of:=[.F47]*3" office:value-type="float" office:value="1188" calcext:value-type="float">
            <text:p>1188</text:p>
          </table:table-cell>
          <table:table-cell/>
          <table:covered-table-cell/>
          <table:table-cell/>
          <table:table-cell table:formula="of:=[.J47]*3" office:value-type="float" office:value="1614" calcext:value-type="float">
            <text:p>161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48]*[.B46]" office:value-type="float" office:value="3048" calcext:value-type="float">
            <text:p>3048</text:p>
          </table:table-cell>
          <table:table-cell/>
          <table:covered-table-cell/>
          <table:table-cell/>
          <table:table-cell table:formula="of:=[.F48]*[.F46]" office:value-type="float" office:value="4752" calcext:value-type="float">
            <text:p>4752</text:p>
          </table:table-cell>
          <table:table-cell/>
          <table:covered-table-cell/>
          <table:table-cell/>
          <table:table-cell table:formula="of:=[.J48]*[.J46]" office:value-type="float" office:value="6456" calcext:value-type="float">
            <text:p>64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45]*1024-[.B49])/1024" office:value-type="float" office:value="1.0234375" calcext:value-type="float">
            <text:p>1,02</text:p>
          </table:table-cell>
          <table:table-cell/>
          <table:covered-table-cell/>
          <table:table-cell/>
          <table:table-cell table:formula="of:=([.F45]*1024-[.F49])/1024" office:value-type="float" office:value="1.359375" calcext:value-type="float">
            <text:p>1,36</text:p>
          </table:table-cell>
          <table:table-cell/>
          <table:covered-table-cell/>
          <table:table-cell/>
          <table:table-cell table:formula="of:=([.J45]*1024-[.J49])/1024" office:value-type="float" office:value="1.6953125" calcext:value-type="float">
            <text:p>1,7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3]" office:value-type="float" office:value="22194.8586666667" calcext:value-type="float">
            <text:p>22194,86</text:p>
          </table:table-cell>
          <table:table-cell table:formula="of:=MAX(0;[.C53]-1400)" office:value-type="float" office:value="20794.8586666667" calcext:value-type="float">
            <text:p>20794,8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3]" office:value-type="float" office:value="34603.008" calcext:value-type="float">
            <text:p>34603,01</text:p>
          </table:table-cell>
          <table:table-cell table:formula="of:=MAX(0;[.G53]-1400)" office:value-type="float" office:value="33203.008" calcext:value-type="float">
            <text:p>33203,01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3]" office:value-type="float" office:value="47011.1573333333" calcext:value-type="float">
            <text:p>47011,16</text:p>
          </table:table-cell>
          <table:table-cell table:formula="of:=MAX(0;[.K53]-1400)" office:value-type="float" office:value="45611.1573333333" calcext:value-type="float">
            <text:p>45611,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4]" office:value-type="float" office:value="11097.4293333333" calcext:value-type="float">
            <text:p>11097,43</text:p>
          </table:table-cell>
          <table:table-cell table:formula="of:=MAX(0;[.C54]-1400)" office:value-type="float" office:value="9697.42933333333" calcext:value-type="float">
            <text:p>9697,43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4]" office:value-type="float" office:value="17301.504" calcext:value-type="float">
            <text:p>17301,5</text:p>
          </table:table-cell>
          <table:table-cell table:formula="of:=MAX(0;[.G54]-1400)" office:value-type="float" office:value="15901.504" calcext:value-type="float">
            <text:p>15901,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4]" office:value-type="float" office:value="23505.5786666667" calcext:value-type="float">
            <text:p>23505,58</text:p>
          </table:table-cell>
          <table:table-cell table:formula="of:=MAX(0;[.K54]-1400)" office:value-type="float" office:value="22105.5786666667" calcext:value-type="float">
            <text:p>22105,5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5]" office:value-type="float" office:value="7398.28622222222" calcext:value-type="float">
            <text:p>7398,29</text:p>
          </table:table-cell>
          <table:table-cell table:formula="of:=MAX(0;[.C55]-1400)" office:value-type="float" office:value="5998.28622222222" calcext:value-type="float">
            <text:p>5998,2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5]" office:value-type="float" office:value="11534.336" calcext:value-type="float">
            <text:p>11534,34</text:p>
          </table:table-cell>
          <table:table-cell table:formula="of:=MAX(0;[.G55]-1400)" office:value-type="float" office:value="10134.336" calcext:value-type="float">
            <text:p>10134,34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5]" office:value-type="float" office:value="15670.3857777778" calcext:value-type="float">
            <text:p>15670,39</text:p>
          </table:table-cell>
          <table:table-cell table:formula="of:=MAX(0;[.K55]-1400)" office:value-type="float" office:value="14270.3857777778" calcext:value-type="float">
            <text:p>14270,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6]" office:value-type="float" office:value="5548.71466666667" calcext:value-type="float">
            <text:p>5548,71</text:p>
          </table:table-cell>
          <table:table-cell table:formula="of:=MAX(0;[.C56]-1400)" office:value-type="float" office:value="4148.71466666667" calcext:value-type="float">
            <text:p>4148,7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6]" office:value-type="float" office:value="8650.752" calcext:value-type="float">
            <text:p>8650,75</text:p>
          </table:table-cell>
          <table:table-cell table:formula="of:=MAX(0;[.G56]-1400)" office:value-type="float" office:value="7250.752" calcext:value-type="float">
            <text:p>7250,7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6]" office:value-type="float" office:value="11752.7893333333" calcext:value-type="float">
            <text:p>11752,79</text:p>
          </table:table-cell>
          <table:table-cell table:formula="of:=MAX(0;[.K56]-1400)" office:value-type="float" office:value="10352.7893333333" calcext:value-type="float">
            <text:p>10352,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7]" office:value-type="float" office:value="4438.97173333333" calcext:value-type="float">
            <text:p>4438,97</text:p>
          </table:table-cell>
          <table:table-cell table:formula="of:=MAX(0;[.C57]-1400)" office:value-type="float" office:value="3038.97173333333" calcext:value-type="float">
            <text:p>3038,97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7]" office:value-type="float" office:value="6920.6016" calcext:value-type="float">
            <text:p>6920,6</text:p>
          </table:table-cell>
          <table:table-cell table:formula="of:=MAX(0;[.G57]-1400)" office:value-type="float" office:value="5520.6016" calcext:value-type="float">
            <text:p>5520,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7]" office:value-type="float" office:value="9402.23146666667" calcext:value-type="float">
            <text:p>9402,23</text:p>
          </table:table-cell>
          <table:table-cell table:formula="of:=MAX(0;[.K57]-1400)" office:value-type="float" office:value="8002.23146666667" calcext:value-type="float">
            <text:p>8002,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8]" office:value-type="float" office:value="3699.14311111111" calcext:value-type="float">
            <text:p>3699,14</text:p>
          </table:table-cell>
          <table:table-cell table:formula="of:=MAX(0;[.C58]-1400)" office:value-type="float" office:value="2299.14311111111" calcext:value-type="float">
            <text:p>2299,14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8]" office:value-type="float" office:value="5767.168" calcext:value-type="float">
            <text:p>5767,17</text:p>
          </table:table-cell>
          <table:table-cell table:formula="of:=MAX(0;[.G58]-1400)" office:value-type="float" office:value="4367.168" calcext:value-type="float">
            <text:p>4367,1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8]" office:value-type="float" office:value="7835.19288888889" calcext:value-type="float">
            <text:p>7835,19</text:p>
          </table:table-cell>
          <table:table-cell table:formula="of:=MAX(0;[.K58]-1400)" office:value-type="float" office:value="6435.19288888889" calcext:value-type="float">
            <text:p>6435,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9]" office:value-type="float" office:value="3170.6940952381" calcext:value-type="float">
            <text:p>3170,69</text:p>
          </table:table-cell>
          <table:table-cell table:formula="of:=MAX(0;[.C59]-1400)" office:value-type="float" office:value="1770.6940952381" calcext:value-type="float">
            <text:p>1770,6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9]" office:value-type="float" office:value="4943.28685714286" calcext:value-type="float">
            <text:p>4943,29</text:p>
          </table:table-cell>
          <table:table-cell table:formula="of:=MAX(0;[.G59]-1400)" office:value-type="float" office:value="3543.28685714286" calcext:value-type="float">
            <text:p>3543,2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9]" office:value-type="float" office:value="6715.87961904762" calcext:value-type="float">
            <text:p>6715,88</text:p>
          </table:table-cell>
          <table:table-cell table:formula="of:=MAX(0;[.K59]-1400)" office:value-type="float" office:value="5315.87961904762" calcext:value-type="float">
            <text:p>5315,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0]" office:value-type="float" office:value="2774.35733333333" calcext:value-type="float">
            <text:p>2774,36</text:p>
          </table:table-cell>
          <table:table-cell table:formula="of:=MAX(0;[.C60]-1400)" office:value-type="float" office:value="1374.35733333333" calcext:value-type="float">
            <text:p>1374,3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0]" office:value-type="float" office:value="4325.376" calcext:value-type="float">
            <text:p>4325,38</text:p>
          </table:table-cell>
          <table:table-cell table:formula="of:=MAX(0;[.G60]-1400)" office:value-type="float" office:value="2925.376" calcext:value-type="float">
            <text:p>2925,3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0]" office:value-type="float" office:value="5876.39466666667" calcext:value-type="float">
            <text:p>5876,39</text:p>
          </table:table-cell>
          <table:table-cell table:formula="of:=MAX(0;[.K60]-1400)" office:value-type="float" office:value="4476.39466666667" calcext:value-type="float">
            <text:p>4476,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1]" office:value-type="float" office:value="2466.09540740741" calcext:value-type="float">
            <text:p>2466,1</text:p>
          </table:table-cell>
          <table:table-cell table:formula="of:=MAX(0;[.C61]-1400)" office:value-type="float" office:value="1066.09540740741" calcext:value-type="float">
            <text:p>1066,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1]" office:value-type="float" office:value="3844.77866666667" calcext:value-type="float">
            <text:p>3844,78</text:p>
          </table:table-cell>
          <table:table-cell table:formula="of:=MAX(0;[.G61]-1400)" office:value-type="float" office:value="2444.77866666667" calcext:value-type="float">
            <text:p>2444,7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1]" office:value-type="float" office:value="5223.46192592593" calcext:value-type="float">
            <text:p>5223,46</text:p>
          </table:table-cell>
          <table:table-cell table:formula="of:=MAX(0;[.K61]-1400)" office:value-type="float" office:value="3823.46192592593" calcext:value-type="float">
            <text:p>3823,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2]" office:value-type="float" office:value="2219.48586666667" calcext:value-type="float">
            <text:p>2219,49</text:p>
          </table:table-cell>
          <table:table-cell table:formula="of:=MAX(0;[.C62]-1400)" office:value-type="float" office:value="819.485866666667" calcext:value-type="float">
            <text:p>819,4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2]" office:value-type="float" office:value="3460.3008" calcext:value-type="float">
            <text:p>3460,3</text:p>
          </table:table-cell>
          <table:table-cell table:formula="of:=MAX(0;[.G62]-1400)" office:value-type="float" office:value="2060.3008" calcext:value-type="float">
            <text:p>2060,3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2]" office:value-type="float" office:value="4701.11573333333" calcext:value-type="float">
            <text:p>4701,12</text:p>
          </table:table-cell>
          <table:table-cell table:formula="of:=MAX(0;[.K62]-1400)" office:value-type="float" office:value="3301.11573333333" calcext:value-type="float">
            <text:p>3301,1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3]" office:value-type="float" office:value="2017.71442424242" calcext:value-type="float">
            <text:p>2017,71</text:p>
          </table:table-cell>
          <table:table-cell table:formula="of:=MAX(0;[.C63]-1400)" office:value-type="float" office:value="617.714424242424" calcext:value-type="float">
            <text:p>617,7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3]" office:value-type="float" office:value="3145.728" calcext:value-type="float">
            <text:p>3145,73</text:p>
          </table:table-cell>
          <table:table-cell table:formula="of:=MAX(0;[.G63]-1400)" office:value-type="float" office:value="1745.728" calcext:value-type="float">
            <text:p>1745,73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3]" office:value-type="float" office:value="4273.74157575758" calcext:value-type="float">
            <text:p>4273,74</text:p>
          </table:table-cell>
          <table:table-cell table:formula="of:=MAX(0;[.K63]-1400)" office:value-type="float" office:value="2873.74157575758" calcext:value-type="float">
            <text:p>2873,7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4]" office:value-type="float" office:value="1849.57155555556" calcext:value-type="float">
            <text:p>1849,57</text:p>
          </table:table-cell>
          <table:table-cell table:formula="of:=MAX(0;[.C64]-1400)" office:value-type="float" office:value="449.571555555556" calcext:value-type="float">
            <text:p>449,57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4]" office:value-type="float" office:value="2883.584" calcext:value-type="float">
            <text:p>2883,58</text:p>
          </table:table-cell>
          <table:table-cell table:formula="of:=MAX(0;[.G64]-1400)" office:value-type="float" office:value="1483.584" calcext:value-type="float">
            <text:p>1483,5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4]" office:value-type="float" office:value="3917.59644444444" calcext:value-type="float">
            <text:p>3917,6</text:p>
          </table:table-cell>
          <table:table-cell table:formula="of:=MAX(0;[.K64]-1400)" office:value-type="float" office:value="2517.59644444444" calcext:value-type="float">
            <text:p>2517,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5]" office:value-type="float" office:value="1707.29682051282" calcext:value-type="float">
            <text:p>1707,3</text:p>
          </table:table-cell>
          <table:table-cell table:formula="of:=MAX(0;[.C65]-1400)" office:value-type="float" office:value="307.296820512821" calcext:value-type="float">
            <text:p>307,3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5]" office:value-type="float" office:value="2661.76984615385" calcext:value-type="float">
            <text:p>2661,77</text:p>
          </table:table-cell>
          <table:table-cell table:formula="of:=MAX(0;[.G65]-1400)" office:value-type="float" office:value="1261.76984615385" calcext:value-type="float">
            <text:p>1261,7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5]" office:value-type="float" office:value="3616.24287179487" calcext:value-type="float">
            <text:p>3616,24</text:p>
          </table:table-cell>
          <table:table-cell table:formula="of:=MAX(0;[.K65]-1400)" office:value-type="float" office:value="2216.24287179487" calcext:value-type="float">
            <text:p>2216,2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6]" office:value-type="float" office:value="1585.34704761905" calcext:value-type="float">
            <text:p>1585,35</text:p>
          </table:table-cell>
          <table:table-cell table:formula="of:=MAX(0;[.C66]-1400)" office:value-type="float" office:value="185.347047619048" calcext:value-type="float">
            <text:p>185,35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6]" office:value-type="float" office:value="2471.64342857143" calcext:value-type="float">
            <text:p>2471,64</text:p>
          </table:table-cell>
          <table:table-cell table:formula="of:=MAX(0;[.G66]-1400)" office:value-type="float" office:value="1071.64342857143" calcext:value-type="float">
            <text:p>1071,64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6]" office:value-type="float" office:value="3357.93980952381" calcext:value-type="float">
            <text:p>3357,94</text:p>
          </table:table-cell>
          <table:table-cell table:formula="of:=MAX(0;[.K66]-1400)" office:value-type="float" office:value="1957.93980952381" calcext:value-type="float">
            <text:p>1957,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7]" office:value-type="float" office:value="1479.65724444444" calcext:value-type="float">
            <text:p>1479,66</text:p>
          </table:table-cell>
          <table:table-cell table:formula="of:=MAX(0;[.C67]-1400)" office:value-type="float" office:value="79.6572444444446" calcext:value-type="float">
            <text:p>79,6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7]" office:value-type="float" office:value="2306.8672" calcext:value-type="float">
            <text:p>2306,87</text:p>
          </table:table-cell>
          <table:table-cell table:formula="of:=MAX(0;[.G67]-1400)" office:value-type="float" office:value="906.8672" calcext:value-type="float">
            <text:p>906,8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7]" office:value-type="float" office:value="3134.07715555556" calcext:value-type="float">
            <text:p>3134,08</text:p>
          </table:table-cell>
          <table:table-cell table:formula="of:=MAX(0;[.K67]-1400)" office:value-type="float" office:value="1734.07715555556" calcext:value-type="float">
            <text:p>1734,0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8]" office:value-type="float" office:value="1387.17866666667" calcext:value-type="float">
            <text:p>1387,18</text:p>
          </table:table-cell>
          <table:table-cell table:formula="of:=MAX(0;[.C68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8]" office:value-type="float" office:value="2162.688" calcext:value-type="float">
            <text:p>2162,69</text:p>
          </table:table-cell>
          <table:table-cell table:formula="of:=MAX(0;[.G68]-1400)" office:value-type="float" office:value="762.688" calcext:value-type="float">
            <text:p>762,6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8]" office:value-type="float" office:value="2938.19733333333" calcext:value-type="float">
            <text:p>2938,2</text:p>
          </table:table-cell>
          <table:table-cell table:formula="of:=MAX(0;[.K68]-1400)" office:value-type="float" office:value="1538.19733333333" calcext:value-type="float">
            <text:p>1538,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9]" office:value-type="float" office:value="1305.57992156863" calcext:value-type="float">
            <text:p>1305,58</text:p>
          </table:table-cell>
          <table:table-cell table:formula="of:=MAX(0;[.C69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9]" office:value-type="float" office:value="2035.47105882353" calcext:value-type="float">
            <text:p>2035,47</text:p>
          </table:table-cell>
          <table:table-cell table:formula="of:=MAX(0;[.G69]-1400)" office:value-type="float" office:value="635.471058823529" calcext:value-type="float">
            <text:p>635,4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9]" office:value-type="float" office:value="2765.36219607843" calcext:value-type="float">
            <text:p>2765,36</text:p>
          </table:table-cell>
          <table:table-cell table:formula="of:=MAX(0;[.K69]-1400)" office:value-type="float" office:value="1365.36219607843" calcext:value-type="float">
            <text:p>1365,3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0]" office:value-type="float" office:value="1233.0477037037" calcext:value-type="float">
            <text:p>1233,05</text:p>
          </table:table-cell>
          <table:table-cell table:formula="of:=MAX(0;[.C70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0]" office:value-type="float" office:value="1922.38933333333" calcext:value-type="float">
            <text:p>1922,39</text:p>
          </table:table-cell>
          <table:table-cell table:formula="of:=MAX(0;[.G70]-1400)" office:value-type="float" office:value="522.389333333333" calcext:value-type="float">
            <text:p>522,3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0]" office:value-type="float" office:value="2611.73096296296" calcext:value-type="float">
            <text:p>2611,73</text:p>
          </table:table-cell>
          <table:table-cell table:formula="of:=MAX(0;[.K70]-1400)" office:value-type="float" office:value="1211.73096296296" calcext:value-type="float">
            <text:p>1211,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1]" office:value-type="float" office:value="1168.15045614035" calcext:value-type="float">
            <text:p>1168,15</text:p>
          </table:table-cell>
          <table:table-cell table:formula="of:=MAX(0;[.C71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1]" office:value-type="float" office:value="1821.21094736842" calcext:value-type="float">
            <text:p>1821,21</text:p>
          </table:table-cell>
          <table:table-cell table:formula="of:=MAX(0;[.G71]-1400)" office:value-type="float" office:value="421.210947368421" calcext:value-type="float">
            <text:p>421,21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1]" office:value-type="float" office:value="2474.27143859649" calcext:value-type="float">
            <text:p>2474,27</text:p>
          </table:table-cell>
          <table:table-cell table:formula="of:=MAX(0;[.K71]-1400)" office:value-type="float" office:value="1074.27143859649" calcext:value-type="float">
            <text:p>1074,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2]" office:value-type="float" office:value="1109.74293333333" calcext:value-type="float">
            <text:p>1109,74</text:p>
          </table:table-cell>
          <table:table-cell table:formula="of:=MAX(0;[.C72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2]" office:value-type="float" office:value="1730.1504" calcext:value-type="float">
            <text:p>1730,15</text:p>
          </table:table-cell>
          <table:table-cell table:formula="of:=MAX(0;[.G72]-1400)" office:value-type="float" office:value="330.1504" calcext:value-type="float">
            <text:p>330,1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2]" office:value-type="float" office:value="2350.55786666667" calcext:value-type="float">
            <text:p>2350,56</text:p>
          </table:table-cell>
          <table:table-cell table:formula="of:=MAX(0;[.K72]-1400)" office:value-type="float" office:value="950.557866666667" calcext:value-type="float">
            <text:p>950,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3]" office:value-type="float" office:value="1056.89803174603" calcext:value-type="float">
            <text:p>1056,9</text:p>
          </table:table-cell>
          <table:table-cell table:formula="of:=MAX(0;[.C73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3]" office:value-type="float" office:value="1647.76228571429" calcext:value-type="float">
            <text:p>1647,76</text:p>
          </table:table-cell>
          <table:table-cell table:formula="of:=MAX(0;[.G73]-1400)" office:value-type="float" office:value="247.762285714286" calcext:value-type="float">
            <text:p>247,7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3]" office:value-type="float" office:value="2238.62653968254" calcext:value-type="float">
            <text:p>2238,63</text:p>
          </table:table-cell>
          <table:table-cell table:formula="of:=MAX(0;[.K73]-1400)" office:value-type="float" office:value="838.62653968254" calcext:value-type="float">
            <text:p>838,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4]" office:value-type="float" office:value="1008.85721212121" calcext:value-type="float">
            <text:p>1008,86</text:p>
          </table:table-cell>
          <table:table-cell table:formula="of:=MAX(0;[.C74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4]" office:value-type="float" office:value="1572.864" calcext:value-type="float">
            <text:p>1572,86</text:p>
          </table:table-cell>
          <table:table-cell table:formula="of:=MAX(0;[.G74]-1400)" office:value-type="float" office:value="172.864" calcext:value-type="float">
            <text:p>172,8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4]" office:value-type="float" office:value="2136.87078787879" calcext:value-type="float">
            <text:p>2136,87</text:p>
          </table:table-cell>
          <table:table-cell table:formula="of:=MAX(0;[.K74]-1400)" office:value-type="float" office:value="736.870787878788" calcext:value-type="float">
            <text:p>736,8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5]" office:value-type="float" office:value="964.993855072464" calcext:value-type="float">
            <text:p>964,99</text:p>
          </table:table-cell>
          <table:table-cell table:formula="of:=MAX(0;[.C75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5]" office:value-type="float" office:value="1504.47860869565" calcext:value-type="float">
            <text:p>1504,48</text:p>
          </table:table-cell>
          <table:table-cell table:formula="of:=MAX(0;[.G75]-1400)" office:value-type="float" office:value="104.478608695652" calcext:value-type="float">
            <text:p>104,4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5]" office:value-type="float" office:value="2043.96336231884" calcext:value-type="float">
            <text:p>2043,96</text:p>
          </table:table-cell>
          <table:table-cell table:formula="of:=MAX(0;[.K75]-1400)" office:value-type="float" office:value="643.963362318841" calcext:value-type="float">
            <text:p>643,9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6]" office:value-type="float" office:value="924.785777777778" calcext:value-type="float">
            <text:p>924,79</text:p>
          </table:table-cell>
          <table:table-cell table:formula="of:=MAX(0;[.C76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6]" office:value-type="float" office:value="1441.792" calcext:value-type="float">
            <text:p>1441,79</text:p>
          </table:table-cell>
          <table:table-cell table:formula="of:=MAX(0;[.G76]-1400)" office:value-type="float" office:value="41.7919999999999" calcext:value-type="float">
            <text:p>41,7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6]" office:value-type="float" office:value="1958.79822222222" calcext:value-type="float">
            <text:p>1958,8</text:p>
          </table:table-cell>
          <table:table-cell table:formula="of:=MAX(0;[.K76]-1400)" office:value-type="float" office:value="558.798222222222" calcext:value-type="float">
            <text:p>558,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7]" office:value-type="float" office:value="887.794346666667" calcext:value-type="float">
            <text:p>887,79</text:p>
          </table:table-cell>
          <table:table-cell table:formula="of:=MAX(0;[.C77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7]" office:value-type="float" office:value="1384.12032" calcext:value-type="float">
            <text:p>1384,12</text:p>
          </table:table-cell>
          <table:table-cell table:formula="of:=MAX(0;[.G77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7]" office:value-type="float" office:value="1880.44629333333" calcext:value-type="float">
            <text:p>1880,45</text:p>
          </table:table-cell>
          <table:table-cell table:formula="of:=MAX(0;[.K77]-1400)" office:value-type="float" office:value="480.446293333333" calcext:value-type="float">
            <text:p>480,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8]" office:value-type="float" office:value="853.64841025641" calcext:value-type="float">
            <text:p>853,65</text:p>
          </table:table-cell>
          <table:table-cell table:formula="of:=MAX(0;[.C78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8]" office:value-type="float" office:value="1330.88492307692" calcext:value-type="float">
            <text:p>1330,88</text:p>
          </table:table-cell>
          <table:table-cell table:formula="of:=MAX(0;[.G78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8]" office:value-type="float" office:value="1808.12143589744" calcext:value-type="float">
            <text:p>1808,12</text:p>
          </table:table-cell>
          <table:table-cell table:formula="of:=MAX(0;[.K78]-1400)" office:value-type="float" office:value="408.121435897436" calcext:value-type="float">
            <text:p>408,1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9]" office:value-type="float" office:value="822.031802469136" calcext:value-type="float">
            <text:p>822,03</text:p>
          </table:table-cell>
          <table:table-cell table:formula="of:=MAX(0;[.C79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9]" office:value-type="float" office:value="1281.59288888889" calcext:value-type="float">
            <text:p>1281,59</text:p>
          </table:table-cell>
          <table:table-cell table:formula="of:=MAX(0;[.G79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9]" office:value-type="float" office:value="1741.15397530864" calcext:value-type="float">
            <text:p>1741,15</text:p>
          </table:table-cell>
          <table:table-cell table:formula="of:=MAX(0;[.K79]-1400)" office:value-type="float" office:value="341.153975308642" calcext:value-type="float">
            <text:p>341,1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0]" office:value-type="float" office:value="792.673523809524" calcext:value-type="float">
            <text:p>792,67</text:p>
          </table:table-cell>
          <table:table-cell table:formula="of:=MAX(0;[.C80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0]" office:value-type="float" office:value="1235.82171428571" calcext:value-type="float">
            <text:p>1235,82</text:p>
          </table:table-cell>
          <table:table-cell table:formula="of:=MAX(0;[.G80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0]" office:value-type="float" office:value="1678.96990476191" calcext:value-type="float">
            <text:p>1678,97</text:p>
          </table:table-cell>
          <table:table-cell table:formula="of:=MAX(0;[.K80]-1400)" office:value-type="float" office:value="278.969904761905" calcext:value-type="float">
            <text:p>278,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1]" office:value-type="float" office:value="765.339954022989" calcext:value-type="float">
            <text:p>765,34</text:p>
          </table:table-cell>
          <table:table-cell table:formula="of:=MAX(0;[.C81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1]" office:value-type="float" office:value="1193.20717241379" calcext:value-type="float">
            <text:p>1193,21</text:p>
          </table:table-cell>
          <table:table-cell table:formula="of:=MAX(0;[.G81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1]" office:value-type="float" office:value="1621.0743908046" calcext:value-type="float">
            <text:p>1621,07</text:p>
          </table:table-cell>
          <table:table-cell table:formula="of:=MAX(0;[.K81]-1400)" office:value-type="float" office:value="221.074390804598" calcext:value-type="float">
            <text:p>221,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2]" office:value-type="float" office:value="739.828622222222" calcext:value-type="float">
            <text:p>739,83</text:p>
          </table:table-cell>
          <table:table-cell table:formula="of:=MAX(0;[.C82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2]" office:value-type="float" office:value="1153.4336" calcext:value-type="float">
            <text:p>1153,43</text:p>
          </table:table-cell>
          <table:table-cell table:formula="of:=MAX(0;[.G82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2]" office:value-type="float" office:value="1567.03857777778" calcext:value-type="float">
            <text:p>1567,04</text:p>
          </table:table-cell>
          <table:table-cell table:formula="of:=MAX(0;[.K82]-1400)" office:value-type="float" office:value="167.038577777778" calcext:value-type="float">
            <text:p>167,0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3]" office:value-type="float" office:value="715.963182795699" calcext:value-type="float">
            <text:p>715,96</text:p>
          </table:table-cell>
          <table:table-cell table:formula="of:=MAX(0;[.C83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3]" office:value-type="float" office:value="1116.22606451613" calcext:value-type="float">
            <text:p>1116,23</text:p>
          </table:table-cell>
          <table:table-cell table:formula="of:=MAX(0;[.G83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3]" office:value-type="float" office:value="1516.48894623656" calcext:value-type="float">
            <text:p>1516,49</text:p>
          </table:table-cell>
          <table:table-cell table:formula="of:=MAX(0;[.K83]-1400)" office:value-type="float" office:value="116.488946236559" calcext:value-type="float">
            <text:p>116,4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4]" office:value-type="float" office:value="693.589333333333" calcext:value-type="float">
            <text:p>693,59</text:p>
          </table:table-cell>
          <table:table-cell table:formula="of:=MAX(0;[.C84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4]" office:value-type="float" office:value="1081.344" calcext:value-type="float">
            <text:p>1081,34</text:p>
          </table:table-cell>
          <table:table-cell table:formula="of:=MAX(0;[.G84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4]" office:value-type="float" office:value="1469.09866666667" calcext:value-type="float">
            <text:p>1469,1</text:p>
          </table:table-cell>
          <table:table-cell table:formula="of:=MAX(0;[.K84]-1400)" office:value-type="float" office:value="69.0986666666668" calcext:value-type="float">
            <text:p>69,1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5]" office:value-type="float" office:value="677.354004537085" calcext:value-type="float">
            <text:p>677,35</text:p>
          </table:table-cell>
          <table:table-cell table:formula="of:=MAX(0;[.C85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5]" office:value-type="float" office:value="1056.03222754601" calcext:value-type="float">
            <text:p>1056,03</text:p>
          </table:table-cell>
          <table:table-cell table:formula="of:=MAX(0;[.G85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5]" office:value-type="float" office:value="1434.71045055493" calcext:value-type="float">
            <text:p>1434,71</text:p>
          </table:table-cell>
          <table:table-cell table:formula="of:=MAX(0;[.K85]-1400)" office:value-type="float" office:value="34.7104505549282" calcext:value-type="float">
            <text:p>34,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4" table:formula="of:=[Feuille2.F11]" office:value-type="float" office:value="1106" calcext:value-type="float">
            <text:p>1106,00000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12]" office:value-type="float" office:value="2242" calcext:value-type="float">
            <text:p>2242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13]" office:value-type="float" office:value="3596.79648113251" calcext:value-type="float">
            <text:p>3596,79648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11]" office:value-type="float" office:value="16" calcext:value-type="float">
            <text:p>16</text:p>
          </table:table-cell>
          <table:table-cell/>
          <table:covered-table-cell/>
          <table:table-cell/>
          <table:table-cell table:formula="of:=[Feuille2.A12]" office:value-type="float" office:value="32" calcext:value-type="float">
            <text:p>32</text:p>
          </table:table-cell>
          <table:table-cell/>
          <table:covered-table-cell/>
          <table:table-cell/>
          <table:table-cell table:formula="of:=[Feuille2.A13]" office:value-type="float" office:value="64" calcext:value-type="float">
            <text:p>6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4" table:formula="of:=[.B87]" office:value-type="float" office:value="1106" calcext:value-type="float">
            <text:p>1106,00000</text:p>
          </table:table-cell>
          <table:table-cell/>
          <table:covered-table-cell/>
          <table:table-cell/>
          <table:table-cell table:style-name="ce4" table:formula="of:=[.F87]" office:value-type="float" office:value="2242" calcext:value-type="float">
            <text:p>2242,00000</text:p>
          </table:table-cell>
          <table:table-cell/>
          <table:covered-table-cell/>
          <table:table-cell/>
          <table:table-cell table:style-name="ce4" table:formula="of:=[.J87]" office:value-type="float" office:value="3596.79648113251" calcext:value-type="float">
            <text:p>3596,7964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90]*3" office:value-type="float" office:value="3318" calcext:value-type="float">
            <text:p>3318</text:p>
          </table:table-cell>
          <table:table-cell/>
          <table:covered-table-cell/>
          <table:table-cell/>
          <table:table-cell table:formula="of:=[.F90]*3" office:value-type="float" office:value="6726" calcext:value-type="float">
            <text:p>6726</text:p>
          </table:table-cell>
          <table:table-cell/>
          <table:covered-table-cell/>
          <table:table-cell/>
          <table:table-cell table:formula="of:=[.J90]*3" office:value-type="float" office:value="10790.3894433975" calcext:value-type="float">
            <text:p>10790,3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91]*[.B89]" office:value-type="float" office:value="13272" calcext:value-type="float">
            <text:p>13272</text:p>
          </table:table-cell>
          <table:table-cell/>
          <table:covered-table-cell/>
          <table:table-cell/>
          <table:table-cell table:formula="of:=[.F91]*[.F89]" office:value-type="float" office:value="26904" calcext:value-type="float">
            <text:p>26904</text:p>
          </table:table-cell>
          <table:table-cell/>
          <table:covered-table-cell/>
          <table:table-cell/>
          <table:table-cell table:formula="of:=[.J91]*[.J89]" office:value-type="float" office:value="43161.5577735901" calcext:value-type="float">
            <text:p>43161,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88]*1024-[.B92])/1024" office:value-type="float" office:value="3.0390625" calcext:value-type="float">
            <text:p>3,04</text:p>
          </table:table-cell>
          <table:table-cell/>
          <table:covered-table-cell/>
          <table:table-cell/>
          <table:table-cell table:formula="of:=([.F88]*1024-[.F92])/1024" office:value-type="float" office:value="5.7265625" calcext:value-type="float">
            <text:p>5,73</text:p>
          </table:table-cell>
          <table:table-cell/>
          <table:covered-table-cell/>
          <table:table-cell/>
          <table:table-cell table:formula="of:=([.J88]*1024-[.J92])/1024" office:value-type="float" office:value="21.8500412367284" calcext:value-type="float">
            <text:p>21,85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6]" office:value-type="float" office:value="96643.7546666667" calcext:value-type="float">
            <text:p>96643,75</text:p>
          </table:table-cell>
          <table:table-cell table:formula="of:=MAX(0;[.C96]-1400)" office:value-type="float" office:value="95243.7546666667" calcext:value-type="float">
            <text:p>95243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6]" office:value-type="float" office:value="195908.949333333" calcext:value-type="float">
            <text:p>195908,95</text:p>
          </table:table-cell>
          <table:table-cell table:formula="of:=MAX(0;[.G96]-1400)" office:value-type="float" office:value="194508.949333333" calcext:value-type="float">
            <text:p>194508,9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6]" office:value-type="float" office:value="314292.87225" calcext:value-type="float">
            <text:p>314292,87</text:p>
          </table:table-cell>
          <table:table-cell table:formula="of:=MAX(0;[.K96]-1400)" office:value-type="float" office:value="312892.87225" calcext:value-type="float">
            <text:p>312892,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7]" office:value-type="float" office:value="48321.8773333333" calcext:value-type="float">
            <text:p>48321,88</text:p>
          </table:table-cell>
          <table:table-cell table:formula="of:=MAX(0;[.C97]-1400)" office:value-type="float" office:value="46921.8773333333" calcext:value-type="float">
            <text:p>46921,8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7]" office:value-type="float" office:value="97954.4746666667" calcext:value-type="float">
            <text:p>97954,47</text:p>
          </table:table-cell>
          <table:table-cell table:formula="of:=MAX(0;[.G97]-1400)" office:value-type="float" office:value="96554.4746666667" calcext:value-type="float">
            <text:p>96554,47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7]" office:value-type="float" office:value="157146.436125" calcext:value-type="float">
            <text:p>157146,44</text:p>
          </table:table-cell>
          <table:table-cell table:formula="of:=MAX(0;[.K97]-1400)" office:value-type="float" office:value="155746.436125" calcext:value-type="float">
            <text:p>155746,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8]" office:value-type="float" office:value="32214.5848888889" calcext:value-type="float">
            <text:p>32214,58</text:p>
          </table:table-cell>
          <table:table-cell table:formula="of:=MAX(0;[.C98]-1400)" office:value-type="float" office:value="30814.5848888889" calcext:value-type="float">
            <text:p>30814,5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8]" office:value-type="float" office:value="65302.9831111111" calcext:value-type="float">
            <text:p>65302,98</text:p>
          </table:table-cell>
          <table:table-cell table:formula="of:=MAX(0;[.G98]-1400)" office:value-type="float" office:value="63902.9831111111" calcext:value-type="float">
            <text:p>63902,9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8]" office:value-type="float" office:value="104764.29075" calcext:value-type="float">
            <text:p>104764,29</text:p>
          </table:table-cell>
          <table:table-cell table:formula="of:=MAX(0;[.K98]-1400)" office:value-type="float" office:value="103364.29075" calcext:value-type="float">
            <text:p>103364,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9]" office:value-type="float" office:value="24160.9386666667" calcext:value-type="float">
            <text:p>24160,94</text:p>
          </table:table-cell>
          <table:table-cell table:formula="of:=MAX(0;[.C99]-1400)" office:value-type="float" office:value="22760.9386666667" calcext:value-type="float">
            <text:p>22760,9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9]" office:value-type="float" office:value="48977.2373333333" calcext:value-type="float">
            <text:p>48977,24</text:p>
          </table:table-cell>
          <table:table-cell table:formula="of:=MAX(0;[.G99]-1400)" office:value-type="float" office:value="47577.2373333333" calcext:value-type="float">
            <text:p>47577,24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9]" office:value-type="float" office:value="78573.2180625001" calcext:value-type="float">
            <text:p>78573,22</text:p>
          </table:table-cell>
          <table:table-cell table:formula="of:=MAX(0;[.K99]-1400)" office:value-type="float" office:value="77173.2180625001" calcext:value-type="float">
            <text:p>77173,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0]" office:value-type="float" office:value="19328.7509333333" calcext:value-type="float">
            <text:p>19328,75</text:p>
          </table:table-cell>
          <table:table-cell table:formula="of:=MAX(0;[.C100]-1400)" office:value-type="float" office:value="17928.7509333333" calcext:value-type="float">
            <text:p>17928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0]" office:value-type="float" office:value="39181.7898666667" calcext:value-type="float">
            <text:p>39181,79</text:p>
          </table:table-cell>
          <table:table-cell table:formula="of:=MAX(0;[.G100]-1400)" office:value-type="float" office:value="37781.7898666667" calcext:value-type="float">
            <text:p>37781,7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0]" office:value-type="float" office:value="62858.5744500001" calcext:value-type="float">
            <text:p>62858,57</text:p>
          </table:table-cell>
          <table:table-cell table:formula="of:=MAX(0;[.K100]-1400)" office:value-type="float" office:value="61458.5744500001" calcext:value-type="float">
            <text:p>61458,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1]" office:value-type="float" office:value="16107.2924444444" calcext:value-type="float">
            <text:p>16107,29</text:p>
          </table:table-cell>
          <table:table-cell table:formula="of:=MAX(0;[.C101]-1400)" office:value-type="float" office:value="14707.2924444444" calcext:value-type="float">
            <text:p>14707,2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1]" office:value-type="float" office:value="32651.4915555556" calcext:value-type="float">
            <text:p>32651,49</text:p>
          </table:table-cell>
          <table:table-cell table:formula="of:=MAX(0;[.G101]-1400)" office:value-type="float" office:value="31251.4915555556" calcext:value-type="float">
            <text:p>31251,4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1]" office:value-type="float" office:value="52382.145375" calcext:value-type="float">
            <text:p>52382,15</text:p>
          </table:table-cell>
          <table:table-cell table:formula="of:=MAX(0;[.K101]-1400)" office:value-type="float" office:value="50982.145375" calcext:value-type="float">
            <text:p>50982,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2]" office:value-type="float" office:value="13806.2506666667" calcext:value-type="float">
            <text:p>13806,25</text:p>
          </table:table-cell>
          <table:table-cell table:formula="of:=MAX(0;[.C102]-1400)" office:value-type="float" office:value="12406.2506666667" calcext:value-type="float">
            <text:p>12406,2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2]" office:value-type="float" office:value="27986.9927619048" calcext:value-type="float">
            <text:p>27986,99</text:p>
          </table:table-cell>
          <table:table-cell table:formula="of:=MAX(0;[.G102]-1400)" office:value-type="float" office:value="26586.9927619048" calcext:value-type="float">
            <text:p>26586,9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2]" office:value-type="float" office:value="44898.98175" calcext:value-type="float">
            <text:p>44898,98</text:p>
          </table:table-cell>
          <table:table-cell table:formula="of:=MAX(0;[.K102]-1400)" office:value-type="float" office:value="43498.98175" calcext:value-type="float">
            <text:p>43498,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3]" office:value-type="float" office:value="12080.4693333333" calcext:value-type="float">
            <text:p>12080,47</text:p>
          </table:table-cell>
          <table:table-cell table:formula="of:=MAX(0;[.C103]-1400)" office:value-type="float" office:value="10680.4693333333" calcext:value-type="float">
            <text:p>10680,47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3]" office:value-type="float" office:value="24488.6186666667" calcext:value-type="float">
            <text:p>24488,62</text:p>
          </table:table-cell>
          <table:table-cell table:formula="of:=MAX(0;[.G103]-1400)" office:value-type="float" office:value="23088.6186666667" calcext:value-type="float">
            <text:p>23088,62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3]" office:value-type="float" office:value="39286.60903125" calcext:value-type="float">
            <text:p>39286,61</text:p>
          </table:table-cell>
          <table:table-cell table:formula="of:=MAX(0;[.K103]-1400)" office:value-type="float" office:value="37886.60903125" calcext:value-type="float">
            <text:p>37886,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4]" office:value-type="float" office:value="10738.194962963" calcext:value-type="float">
            <text:p>10738,19</text:p>
          </table:table-cell>
          <table:table-cell table:formula="of:=MAX(0;[.C104]-1400)" office:value-type="float" office:value="9338.19496296296" calcext:value-type="float">
            <text:p>9338,1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4]" office:value-type="float" office:value="21767.661037037" calcext:value-type="float">
            <text:p>21767,66</text:p>
          </table:table-cell>
          <table:table-cell table:formula="of:=MAX(0;[.G104]-1400)" office:value-type="float" office:value="20367.661037037" calcext:value-type="float">
            <text:p>20367,6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4]" office:value-type="float" office:value="34921.43025" calcext:value-type="float">
            <text:p>34921,43</text:p>
          </table:table-cell>
          <table:table-cell table:formula="of:=MAX(0;[.K104]-1400)" office:value-type="float" office:value="33521.43025" calcext:value-type="float">
            <text:p>3352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5]" office:value-type="float" office:value="9664.37546666667" calcext:value-type="float">
            <text:p>9664,38</text:p>
          </table:table-cell>
          <table:table-cell table:formula="of:=MAX(0;[.C105]-1400)" office:value-type="float" office:value="8264.37546666667" calcext:value-type="float">
            <text:p>8264,3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5]" office:value-type="float" office:value="19590.8949333333" calcext:value-type="float">
            <text:p>19590,89</text:p>
          </table:table-cell>
          <table:table-cell table:formula="of:=MAX(0;[.G105]-1400)" office:value-type="float" office:value="18190.8949333333" calcext:value-type="float">
            <text:p>18190,8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5]" office:value-type="float" office:value="31429.287225" calcext:value-type="float">
            <text:p>31429,29</text:p>
          </table:table-cell>
          <table:table-cell table:formula="of:=MAX(0;[.K105]-1400)" office:value-type="float" office:value="30029.287225" calcext:value-type="float">
            <text:p>30029,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6]" office:value-type="float" office:value="8785.79587878788" calcext:value-type="float">
            <text:p>8785,8</text:p>
          </table:table-cell>
          <table:table-cell table:formula="of:=MAX(0;[.C106]-1400)" office:value-type="float" office:value="7385.79587878788" calcext:value-type="float">
            <text:p>7385,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6]" office:value-type="float" office:value="17809.9044848485" calcext:value-type="float">
            <text:p>17809,9</text:p>
          </table:table-cell>
          <table:table-cell table:formula="of:=MAX(0;[.G106]-1400)" office:value-type="float" office:value="16409.9044848485" calcext:value-type="float">
            <text:p>16409,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6]" office:value-type="float" office:value="28572.0792954546" calcext:value-type="float">
            <text:p>28572,08</text:p>
          </table:table-cell>
          <table:table-cell table:formula="of:=MAX(0;[.K106]-1400)" office:value-type="float" office:value="27172.0792954546" calcext:value-type="float">
            <text:p>27172,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7]" office:value-type="float" office:value="8053.64622222222" calcext:value-type="float">
            <text:p>8053,65</text:p>
          </table:table-cell>
          <table:table-cell table:formula="of:=MAX(0;[.C107]-1400)" office:value-type="float" office:value="6653.64622222222" calcext:value-type="float">
            <text:p>6653,6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7]" office:value-type="float" office:value="16325.7457777778" calcext:value-type="float">
            <text:p>16325,75</text:p>
          </table:table-cell>
          <table:table-cell table:formula="of:=MAX(0;[.G107]-1400)" office:value-type="float" office:value="14925.7457777778" calcext:value-type="float">
            <text:p>14925,7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7]" office:value-type="float" office:value="26191.0726875" calcext:value-type="float">
            <text:p>26191,07</text:p>
          </table:table-cell>
          <table:table-cell table:formula="of:=MAX(0;[.K107]-1400)" office:value-type="float" office:value="24791.0726875" calcext:value-type="float">
            <text:p>24791,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8]" office:value-type="float" office:value="7434.13497435897" calcext:value-type="float">
            <text:p>7434,13</text:p>
          </table:table-cell>
          <table:table-cell table:formula="of:=MAX(0;[.C108]-1400)" office:value-type="float" office:value="6034.13497435898" calcext:value-type="float">
            <text:p>6034,1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8]" office:value-type="float" office:value="15069.9191794872" calcext:value-type="float">
            <text:p>15069,92</text:p>
          </table:table-cell>
          <table:table-cell table:formula="of:=MAX(0;[.G108]-1400)" office:value-type="float" office:value="13669.9191794872" calcext:value-type="float">
            <text:p>13669,92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8]" office:value-type="float" office:value="24176.3747884616" calcext:value-type="float">
            <text:p>24176,37</text:p>
          </table:table-cell>
          <table:table-cell table:formula="of:=MAX(0;[.K108]-1400)" office:value-type="float" office:value="22776.3747884616" calcext:value-type="float">
            <text:p>22776,3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9]" office:value-type="float" office:value="6903.12533333333" calcext:value-type="float">
            <text:p>6903,13</text:p>
          </table:table-cell>
          <table:table-cell table:formula="of:=MAX(0;[.C109]-1400)" office:value-type="float" office:value="5503.12533333333" calcext:value-type="float">
            <text:p>5503,1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9]" office:value-type="float" office:value="13993.4963809524" calcext:value-type="float">
            <text:p>13993,5</text:p>
          </table:table-cell>
          <table:table-cell table:formula="of:=MAX(0;[.G109]-1400)" office:value-type="float" office:value="12593.4963809524" calcext:value-type="float">
            <text:p>12593,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9]" office:value-type="float" office:value="22449.490875" calcext:value-type="float">
            <text:p>22449,49</text:p>
          </table:table-cell>
          <table:table-cell table:formula="of:=MAX(0;[.K109]-1400)" office:value-type="float" office:value="21049.490875" calcext:value-type="float">
            <text:p>21049,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0]" office:value-type="float" office:value="6442.91697777778" calcext:value-type="float">
            <text:p>6442,92</text:p>
          </table:table-cell>
          <table:table-cell table:formula="of:=MAX(0;[.C110]-1400)" office:value-type="float" office:value="5042.91697777778" calcext:value-type="float">
            <text:p>5042,9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0]" office:value-type="float" office:value="13060.5966222222" calcext:value-type="float">
            <text:p>13060,6</text:p>
          </table:table-cell>
          <table:table-cell table:formula="of:=MAX(0;[.G110]-1400)" office:value-type="float" office:value="11660.5966222222" calcext:value-type="float">
            <text:p>11660,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0]" office:value-type="float" office:value="20952.85815" calcext:value-type="float">
            <text:p>20952,86</text:p>
          </table:table-cell>
          <table:table-cell table:formula="of:=MAX(0;[.K110]-1400)" office:value-type="float" office:value="19552.85815" calcext:value-type="float">
            <text:p>19552,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1]" office:value-type="float" office:value="6040.23466666667" calcext:value-type="float">
            <text:p>6040,23</text:p>
          </table:table-cell>
          <table:table-cell table:formula="of:=MAX(0;[.C111]-1400)" office:value-type="float" office:value="4640.23466666667" calcext:value-type="float">
            <text:p>4640,2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1]" office:value-type="float" office:value="12244.3093333333" calcext:value-type="float">
            <text:p>12244,31</text:p>
          </table:table-cell>
          <table:table-cell table:formula="of:=MAX(0;[.G111]-1400)" office:value-type="float" office:value="10844.3093333333" calcext:value-type="float">
            <text:p>10844,31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1]" office:value-type="float" office:value="19643.304515625" calcext:value-type="float">
            <text:p>19643,3</text:p>
          </table:table-cell>
          <table:table-cell table:formula="of:=MAX(0;[.K111]-1400)" office:value-type="float" office:value="18243.304515625" calcext:value-type="float">
            <text:p>18243,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2]" office:value-type="float" office:value="5684.92674509804" calcext:value-type="float">
            <text:p>5684,93</text:p>
          </table:table-cell>
          <table:table-cell table:formula="of:=MAX(0;[.C112]-1400)" office:value-type="float" office:value="4284.92674509804" calcext:value-type="float">
            <text:p>4284,9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2]" office:value-type="float" office:value="11524.0558431373" calcext:value-type="float">
            <text:p>11524,06</text:p>
          </table:table-cell>
          <table:table-cell table:formula="of:=MAX(0;[.G112]-1400)" office:value-type="float" office:value="10124.0558431373" calcext:value-type="float">
            <text:p>10124,0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2]" office:value-type="float" office:value="18487.8160147059" calcext:value-type="float">
            <text:p>18487,82</text:p>
          </table:table-cell>
          <table:table-cell table:formula="of:=MAX(0;[.K112]-1400)" office:value-type="float" office:value="17087.8160147059" calcext:value-type="float">
            <text:p>17087,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3]" office:value-type="float" office:value="5369.09748148148" calcext:value-type="float">
            <text:p>5369,1</text:p>
          </table:table-cell>
          <table:table-cell table:formula="of:=MAX(0;[.C113]-1400)" office:value-type="float" office:value="3969.09748148148" calcext:value-type="float">
            <text:p>3969,1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3]" office:value-type="float" office:value="10883.8305185185" calcext:value-type="float">
            <text:p>10883,83</text:p>
          </table:table-cell>
          <table:table-cell table:formula="of:=MAX(0;[.G113]-1400)" office:value-type="float" office:value="9483.83051851852" calcext:value-type="float">
            <text:p>9483,83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3]" office:value-type="float" office:value="17460.715125" calcext:value-type="float">
            <text:p>17460,72</text:p>
          </table:table-cell>
          <table:table-cell table:formula="of:=MAX(0;[.K113]-1400)" office:value-type="float" office:value="16060.715125" calcext:value-type="float">
            <text:p>16060,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4]" office:value-type="float" office:value="5086.51340350877" calcext:value-type="float">
            <text:p>5086,51</text:p>
          </table:table-cell>
          <table:table-cell table:formula="of:=MAX(0;[.C114]-1400)" office:value-type="float" office:value="3686.51340350877" calcext:value-type="float">
            <text:p>3686,51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4]" office:value-type="float" office:value="10310.9973333333" calcext:value-type="float">
            <text:p>10311</text:p>
          </table:table-cell>
          <table:table-cell table:formula="of:=MAX(0;[.G114]-1400)" office:value-type="float" office:value="8910.99733333333" calcext:value-type="float">
            <text:p>8911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4]" office:value-type="float" office:value="16541.7301184211" calcext:value-type="float">
            <text:p>16541,73</text:p>
          </table:table-cell>
          <table:table-cell table:formula="of:=MAX(0;[.K114]-1400)" office:value-type="float" office:value="15141.7301184211" calcext:value-type="float">
            <text:p>15141,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5]" office:value-type="float" office:value="4832.18773333333" calcext:value-type="float">
            <text:p>4832,19</text:p>
          </table:table-cell>
          <table:table-cell table:formula="of:=MAX(0;[.C115]-1400)" office:value-type="float" office:value="3432.18773333333" calcext:value-type="float">
            <text:p>3432,1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5]" office:value-type="float" office:value="9795.44746666667" calcext:value-type="float">
            <text:p>9795,45</text:p>
          </table:table-cell>
          <table:table-cell table:formula="of:=MAX(0;[.G115]-1400)" office:value-type="float" office:value="8395.44746666667" calcext:value-type="float">
            <text:p>8395,4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5]" office:value-type="float" office:value="15714.6436125" calcext:value-type="float">
            <text:p>15714,64</text:p>
          </table:table-cell>
          <table:table-cell table:formula="of:=MAX(0;[.K115]-1400)" office:value-type="float" office:value="14314.6436125" calcext:value-type="float">
            <text:p>14314,6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6]" office:value-type="float" office:value="4602.08355555556" calcext:value-type="float">
            <text:p>4602,08</text:p>
          </table:table-cell>
          <table:table-cell table:formula="of:=MAX(0;[.C116]-1400)" office:value-type="float" office:value="3202.08355555556" calcext:value-type="float">
            <text:p>3202,0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6]" office:value-type="float" office:value="9328.99758730159" calcext:value-type="float">
            <text:p>9329</text:p>
          </table:table-cell>
          <table:table-cell table:formula="of:=MAX(0;[.G116]-1400)" office:value-type="float" office:value="7928.99758730159" calcext:value-type="float">
            <text:p>792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6]" office:value-type="float" office:value="14966.32725" calcext:value-type="float">
            <text:p>14966,33</text:p>
          </table:table-cell>
          <table:table-cell table:formula="of:=MAX(0;[.K116]-1400)" office:value-type="float" office:value="13566.32725" calcext:value-type="float">
            <text:p>13566,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7]" office:value-type="float" office:value="4392.89793939394" calcext:value-type="float">
            <text:p>4392,9</text:p>
          </table:table-cell>
          <table:table-cell table:formula="of:=MAX(0;[.C117]-1400)" office:value-type="float" office:value="2992.89793939394" calcext:value-type="float">
            <text:p>2992,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7]" office:value-type="float" office:value="8904.95224242424" calcext:value-type="float">
            <text:p>8904,95</text:p>
          </table:table-cell>
          <table:table-cell table:formula="of:=MAX(0;[.G117]-1400)" office:value-type="float" office:value="7504.95224242424" calcext:value-type="float">
            <text:p>7504,9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7]" office:value-type="float" office:value="14286.0396477273" calcext:value-type="float">
            <text:p>14286,04</text:p>
          </table:table-cell>
          <table:table-cell table:formula="of:=MAX(0;[.K117]-1400)" office:value-type="float" office:value="12886.0396477273" calcext:value-type="float">
            <text:p>12886,0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8]" office:value-type="float" office:value="4201.90237681159" calcext:value-type="float">
            <text:p>4201,9</text:p>
          </table:table-cell>
          <table:table-cell table:formula="of:=MAX(0;[.C118]-1400)" office:value-type="float" office:value="2801.90237681159" calcext:value-type="float">
            <text:p>2801,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8]" office:value-type="float" office:value="8517.7804057971" calcext:value-type="float">
            <text:p>8517,78</text:p>
          </table:table-cell>
          <table:table-cell table:formula="of:=MAX(0;[.G118]-1400)" office:value-type="float" office:value="7117.7804057971" calcext:value-type="float">
            <text:p>7117,7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8]" office:value-type="float" office:value="13664.9074891304" calcext:value-type="float">
            <text:p>13664,91</text:p>
          </table:table-cell>
          <table:table-cell table:formula="of:=MAX(0;[.K118]-1400)" office:value-type="float" office:value="12264.9074891304" calcext:value-type="float">
            <text:p>12264,9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9]" office:value-type="float" office:value="4026.82311111111" calcext:value-type="float">
            <text:p>4026,82</text:p>
          </table:table-cell>
          <table:table-cell table:formula="of:=MAX(0;[.C119]-1400)" office:value-type="float" office:value="2626.82311111111" calcext:value-type="float">
            <text:p>2626,8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9]" office:value-type="float" office:value="8162.87288888889" calcext:value-type="float">
            <text:p>8162,87</text:p>
          </table:table-cell>
          <table:table-cell table:formula="of:=MAX(0;[.G119]-1400)" office:value-type="float" office:value="6762.87288888889" calcext:value-type="float">
            <text:p>6762,87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9]" office:value-type="float" office:value="13095.53634375" calcext:value-type="float">
            <text:p>13095,54</text:p>
          </table:table-cell>
          <table:table-cell table:formula="of:=MAX(0;[.K119]-1400)" office:value-type="float" office:value="11695.53634375" calcext:value-type="float">
            <text:p>11695,5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0]" office:value-type="float" office:value="3865.75018666667" calcext:value-type="float">
            <text:p>3865,75</text:p>
          </table:table-cell>
          <table:table-cell table:formula="of:=MAX(0;[.C120]-1400)" office:value-type="float" office:value="2465.75018666667" calcext:value-type="float">
            <text:p>2465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0]" office:value-type="float" office:value="7836.35797333333" calcext:value-type="float">
            <text:p>7836,36</text:p>
          </table:table-cell>
          <table:table-cell table:formula="of:=MAX(0;[.G120]-1400)" office:value-type="float" office:value="6436.35797333333" calcext:value-type="float">
            <text:p>6436,3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0]" office:value-type="float" office:value="12571.71489" calcext:value-type="float">
            <text:p>12571,71</text:p>
          </table:table-cell>
          <table:table-cell table:formula="of:=MAX(0;[.K120]-1400)" office:value-type="float" office:value="11171.71489" calcext:value-type="float">
            <text:p>11171,7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1]" office:value-type="float" office:value="3717.06748717949" calcext:value-type="float">
            <text:p>3717,07</text:p>
          </table:table-cell>
          <table:table-cell table:formula="of:=MAX(0;[.C121]-1400)" office:value-type="float" office:value="2317.06748717949" calcext:value-type="float">
            <text:p>2317,07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1]" office:value-type="float" office:value="7534.95958974359" calcext:value-type="float">
            <text:p>7534,96</text:p>
          </table:table-cell>
          <table:table-cell table:formula="of:=MAX(0;[.G121]-1400)" office:value-type="float" office:value="6134.95958974359" calcext:value-type="float">
            <text:p>6134,9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1]" office:value-type="float" office:value="12088.1873942308" calcext:value-type="float">
            <text:p>12088,19</text:p>
          </table:table-cell>
          <table:table-cell table:formula="of:=MAX(0;[.K121]-1400)" office:value-type="float" office:value="10688.1873942308" calcext:value-type="float">
            <text:p>10688,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2]" office:value-type="float" office:value="3579.39832098765" calcext:value-type="float">
            <text:p>3579,4</text:p>
          </table:table-cell>
          <table:table-cell table:formula="of:=MAX(0;[.C122]-1400)" office:value-type="float" office:value="2179.39832098765" calcext:value-type="float">
            <text:p>2179,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2]" office:value-type="float" office:value="7255.88701234568" calcext:value-type="float">
            <text:p>7255,89</text:p>
          </table:table-cell>
          <table:table-cell table:formula="of:=MAX(0;[.G122]-1400)" office:value-type="float" office:value="5855.88701234568" calcext:value-type="float">
            <text:p>5855,8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2]" office:value-type="float" office:value="11640.47675" calcext:value-type="float">
            <text:p>11640,48</text:p>
          </table:table-cell>
          <table:table-cell table:formula="of:=MAX(0;[.K122]-1400)" office:value-type="float" office:value="10240.47675" calcext:value-type="float">
            <text:p>10240,4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3]" office:value-type="float" office:value="3451.56266666667" calcext:value-type="float">
            <text:p>3451,56</text:p>
          </table:table-cell>
          <table:table-cell table:formula="of:=MAX(0;[.C123]-1400)" office:value-type="float" office:value="2051.56266666667" calcext:value-type="float">
            <text:p>2051,56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3]" office:value-type="float" office:value="6996.74819047619" calcext:value-type="float">
            <text:p>6996,75</text:p>
          </table:table-cell>
          <table:table-cell table:formula="of:=MAX(0;[.G123]-1400)" office:value-type="float" office:value="5596.74819047619" calcext:value-type="float">
            <text:p>5596,7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3]" office:value-type="float" office:value="11224.7454375" calcext:value-type="float">
            <text:p>11224,75</text:p>
          </table:table-cell>
          <table:table-cell table:formula="of:=MAX(0;[.K123]-1400)" office:value-type="float" office:value="9824.74543750001" calcext:value-type="float">
            <text:p>9824,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4]" office:value-type="float" office:value="3332.54326436782" calcext:value-type="float">
            <text:p>3332,54</text:p>
          </table:table-cell>
          <table:table-cell table:formula="of:=MAX(0;[.C124]-1400)" office:value-type="float" office:value="1932.54326436782" calcext:value-type="float">
            <text:p>1932,5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4]" office:value-type="float" office:value="6755.48101149425" calcext:value-type="float">
            <text:p>6755,48</text:p>
          </table:table-cell>
          <table:table-cell table:formula="of:=MAX(0;[.G124]-1400)" office:value-type="float" office:value="5355.48101149425" calcext:value-type="float">
            <text:p>5355,4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4]" office:value-type="float" office:value="10837.68525" calcext:value-type="float">
            <text:p>10837,69</text:p>
          </table:table-cell>
          <table:table-cell table:formula="of:=MAX(0;[.K124]-1400)" office:value-type="float" office:value="9437.68525000001" calcext:value-type="float">
            <text:p>9437,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5]" office:value-type="float" office:value="3221.45848888889" calcext:value-type="float">
            <text:p>3221,46</text:p>
          </table:table-cell>
          <table:table-cell table:formula="of:=MAX(0;[.C125]-1400)" office:value-type="float" office:value="1821.45848888889" calcext:value-type="float">
            <text:p>1821,46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5]" office:value-type="float" office:value="6530.29831111111" calcext:value-type="float">
            <text:p>6530,3</text:p>
          </table:table-cell>
          <table:table-cell table:formula="of:=MAX(0;[.G125]-1400)" office:value-type="float" office:value="5130.29831111111" calcext:value-type="float">
            <text:p>5130,3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5]" office:value-type="float" office:value="10476.429075" calcext:value-type="float">
            <text:p>10476,43</text:p>
          </table:table-cell>
          <table:table-cell table:formula="of:=MAX(0;[.K125]-1400)" office:value-type="float" office:value="9076.42907500001" calcext:value-type="float">
            <text:p>9076,4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6]" office:value-type="float" office:value="3117.54047311828" calcext:value-type="float">
            <text:p>3117,54</text:p>
          </table:table-cell>
          <table:table-cell table:formula="of:=MAX(0;[.C126]-1400)" office:value-type="float" office:value="1717.54047311828" calcext:value-type="float">
            <text:p>1717,5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6]" office:value-type="float" office:value="6319.64352688172" calcext:value-type="float">
            <text:p>6319,64</text:p>
          </table:table-cell>
          <table:table-cell table:formula="of:=MAX(0;[.G126]-1400)" office:value-type="float" office:value="4919.64352688172" calcext:value-type="float">
            <text:p>4919,64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6]" office:value-type="float" office:value="10138.47975" calcext:value-type="float">
            <text:p>10138,48</text:p>
          </table:table-cell>
          <table:table-cell table:formula="of:=MAX(0;[.K126]-1400)" office:value-type="float" office:value="8738.47975000001" calcext:value-type="float">
            <text:p>8738,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7]" office:value-type="float" office:value="3020.11733333333" calcext:value-type="float">
            <text:p>3020,12</text:p>
          </table:table-cell>
          <table:table-cell table:formula="of:=MAX(0;[.C127]-1400)" office:value-type="float" office:value="1620.11733333333" calcext:value-type="float">
            <text:p>1620,1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7]" office:value-type="float" office:value="6122.15466666667" calcext:value-type="float">
            <text:p>6122,15</text:p>
          </table:table-cell>
          <table:table-cell table:formula="of:=MAX(0;[.G127]-1400)" office:value-type="float" office:value="4722.15466666667" calcext:value-type="float">
            <text:p>4722,1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7]" office:value-type="float" office:value="9821.65225781251" calcext:value-type="float">
            <text:p>9821,65</text:p>
          </table:table-cell>
          <table:table-cell table:formula="of:=MAX(0;[.K127]-1400)" office:value-type="float" office:value="8421.65225781251" calcext:value-type="float">
            <text:p>8421,65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8]" office:value-type="float" office:value="2949.42334259061" calcext:value-type="float">
            <text:p>2949,42</text:p>
          </table:table-cell>
          <table:table-cell table:formula="of:=MAX(0;[.C128]-1400)" office:value-type="float" office:value="1549.42334259061" calcext:value-type="float">
            <text:p>1549,4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8]" office:value-type="float" office:value="5978.84912666199" calcext:value-type="float">
            <text:p>5978,85</text:p>
          </table:table-cell>
          <table:table-cell table:formula="of:=MAX(0;[.G128]-1400)" office:value-type="float" office:value="4578.84912666199" calcext:value-type="float">
            <text:p>4578,8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8]" office:value-type="float" office:value="9591.75000000001" calcext:value-type="float">
            <text:p>9591,75</text:p>
          </table:table-cell>
          <table:table-cell table:formula="of:=MAX(0;[.K128]-1400)" office:value-type="float" office:value="8191.75000000001" calcext:value-type="float">
            <text:p>8191,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4" table:formula="of:=[Feuille2.F14]" office:value-type="float" office:value="3596.79648113251" calcext:value-type="float">
            <text:p>3596,79648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15]" office:value-type="float" office:value="3596.79648113251" calcext:value-type="float">
            <text:p>3596,79648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4" table:formula="of:=[Feuille2.F16]" office:value-type="float" office:value="3596.79648113251" calcext:value-type="float">
            <text:p>3596,79648</text:p>
          </table:table-cell>
          <table:table-cell/>
          <table:table-cell table:style-name="ce9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14]" office:value-type="float" office:value="128" calcext:value-type="float">
            <text:p>128</text:p>
          </table:table-cell>
          <table:table-cell/>
          <table:covered-table-cell/>
          <table:table-cell/>
          <table:table-cell table:formula="of:=[Feuille2.A15]" office:value-type="float" office:value="256" calcext:value-type="float">
            <text:p>256</text:p>
          </table:table-cell>
          <table:table-cell/>
          <table:covered-table-cell/>
          <table:table-cell/>
          <table:table-cell table:formula="of:=[Feuille2.A16]" office:value-type="float" office:value="512" calcext:value-type="float">
            <text:p>512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4" table:formula="of:=[.B130]" office:value-type="float" office:value="3596.79648113251" calcext:value-type="float">
            <text:p>3596,79648</text:p>
          </table:table-cell>
          <table:table-cell/>
          <table:covered-table-cell/>
          <table:table-cell/>
          <table:table-cell table:style-name="ce4" table:formula="of:=[.F130]" office:value-type="float" office:value="3596.79648113251" calcext:value-type="float">
            <text:p>3596,79648</text:p>
          </table:table-cell>
          <table:table-cell/>
          <table:covered-table-cell/>
          <table:table-cell/>
          <table:table-cell table:style-name="ce4" table:formula="of:=[.J130]" office:value-type="float" office:value="3596.79648113251" calcext:value-type="float">
            <text:p>3596,7964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133]*3" office:value-type="float" office:value="10790.3894433975" calcext:value-type="float">
            <text:p>10790,39</text:p>
          </table:table-cell>
          <table:table-cell/>
          <table:covered-table-cell/>
          <table:table-cell/>
          <table:table-cell table:formula="of:=[.F133]*3" office:value-type="float" office:value="10790.3894433975" calcext:value-type="float">
            <text:p>10790,39</text:p>
          </table:table-cell>
          <table:table-cell/>
          <table:covered-table-cell/>
          <table:table-cell/>
          <table:table-cell table:formula="of:=[.J133]*3" office:value-type="float" office:value="10790.3894433975" calcext:value-type="float">
            <text:p>10790,3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134]*[.B132]" office:value-type="float" office:value="43161.5577735901" calcext:value-type="float">
            <text:p>43161,56</text:p>
          </table:table-cell>
          <table:table-cell/>
          <table:covered-table-cell/>
          <table:table-cell/>
          <table:table-cell table:formula="of:=[.F134]*[.F132]" office:value-type="float" office:value="43161.5577735901" calcext:value-type="float">
            <text:p>43161,56</text:p>
          </table:table-cell>
          <table:table-cell/>
          <table:covered-table-cell/>
          <table:table-cell/>
          <table:table-cell table:formula="of:=[.J134]*[.J132]" office:value-type="float" office:value="43161.5577735901" calcext:value-type="float">
            <text:p>43161,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131]*1024-[.B135])/1024" office:value-type="float" office:value="85.8500412367284" calcext:value-type="float">
            <text:p>85,85</text:p>
          </table:table-cell>
          <table:table-cell/>
          <table:covered-table-cell/>
          <table:table-cell/>
          <table:table-cell table:formula="of:=([.F131]*1024-[.F135])/1024" office:value-type="float" office:value="213.850041236728" calcext:value-type="float">
            <text:p>213,85</text:p>
          </table:table-cell>
          <table:table-cell/>
          <table:covered-table-cell/>
          <table:table-cell/>
          <table:table-cell table:formula="of:=([.J131]*1024-[.J135])/1024" office:value-type="float" office:value="469.850041236728" calcext:value-type="float">
            <text:p>469,85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130]/3/4" office:value-type="float" office:value="299.733040094376" calcext:value-type="float">
            <text:p>299,73</text:p>
          </table:table-cell>
          <table:table-cell table:formula="of:=[.B$130]*1024*1024/4/3/[.$A139]" office:value-type="float" office:value="314292.87225" calcext:value-type="float">
            <text:p>314292,87</text:p>
          </table:table-cell>
          <table:table-cell table:formula="of:=MAX(0;[.C139]-1400)" office:value-type="float" office:value="312892.87225" calcext:value-type="float">
            <text:p>312892,8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39]" office:value-type="float" office:value="314292.87225" calcext:value-type="float">
            <text:p>314292,87</text:p>
          </table:table-cell>
          <table:table-cell table:formula="of:=MAX(0;[.G139]-1400)" office:value-type="float" office:value="312892.87225" calcext:value-type="float">
            <text:p>312892,8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39]" office:value-type="float" office:value="314292.87225" calcext:value-type="float">
            <text:p>314292,87</text:p>
          </table:table-cell>
          <table:table-cell table:formula="of:=MAX(0;[.K139]-1400)" office:value-type="float" office:value="312892.87225" calcext:value-type="float">
            <text:p>312892,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0]" office:value-type="float" office:value="157146.436125" calcext:value-type="float">
            <text:p>157146,44</text:p>
          </table:table-cell>
          <table:table-cell table:formula="of:=MAX(0;[.C140]-1400)" office:value-type="float" office:value="155746.436125" calcext:value-type="float">
            <text:p>155746,4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0]" office:value-type="float" office:value="157146.436125" calcext:value-type="float">
            <text:p>157146,44</text:p>
          </table:table-cell>
          <table:table-cell table:formula="of:=MAX(0;[.G140]-1400)" office:value-type="float" office:value="155746.436125" calcext:value-type="float">
            <text:p>155746,4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0]" office:value-type="float" office:value="157146.436125" calcext:value-type="float">
            <text:p>157146,44</text:p>
          </table:table-cell>
          <table:table-cell table:formula="of:=MAX(0;[.K140]-1400)" office:value-type="float" office:value="155746.436125" calcext:value-type="float">
            <text:p>155746,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1]" office:value-type="float" office:value="104764.29075" calcext:value-type="float">
            <text:p>104764,29</text:p>
          </table:table-cell>
          <table:table-cell table:formula="of:=MAX(0;[.C141]-1400)" office:value-type="float" office:value="103364.29075" calcext:value-type="float">
            <text:p>103364,2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1]" office:value-type="float" office:value="104764.29075" calcext:value-type="float">
            <text:p>104764,29</text:p>
          </table:table-cell>
          <table:table-cell table:formula="of:=MAX(0;[.G141]-1400)" office:value-type="float" office:value="103364.29075" calcext:value-type="float">
            <text:p>103364,2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1]" office:value-type="float" office:value="104764.29075" calcext:value-type="float">
            <text:p>104764,29</text:p>
          </table:table-cell>
          <table:table-cell table:formula="of:=MAX(0;[.K141]-1400)" office:value-type="float" office:value="103364.29075" calcext:value-type="float">
            <text:p>103364,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2]" office:value-type="float" office:value="78573.2180625001" calcext:value-type="float">
            <text:p>78573,22</text:p>
          </table:table-cell>
          <table:table-cell table:formula="of:=MAX(0;[.C142]-1400)" office:value-type="float" office:value="77173.2180625001" calcext:value-type="float">
            <text:p>77173,2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2]" office:value-type="float" office:value="78573.2180625001" calcext:value-type="float">
            <text:p>78573,22</text:p>
          </table:table-cell>
          <table:table-cell table:formula="of:=MAX(0;[.G142]-1400)" office:value-type="float" office:value="77173.2180625001" calcext:value-type="float">
            <text:p>77173,2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2]" office:value-type="float" office:value="78573.2180625001" calcext:value-type="float">
            <text:p>78573,22</text:p>
          </table:table-cell>
          <table:table-cell table:formula="of:=MAX(0;[.K142]-1400)" office:value-type="float" office:value="77173.2180625001" calcext:value-type="float">
            <text:p>77173,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3]" office:value-type="float" office:value="62858.5744500001" calcext:value-type="float">
            <text:p>62858,57</text:p>
          </table:table-cell>
          <table:table-cell table:formula="of:=MAX(0;[.C143]-1400)" office:value-type="float" office:value="61458.5744500001" calcext:value-type="float">
            <text:p>61458,5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3]" office:value-type="float" office:value="62858.5744500001" calcext:value-type="float">
            <text:p>62858,57</text:p>
          </table:table-cell>
          <table:table-cell table:formula="of:=MAX(0;[.G143]-1400)" office:value-type="float" office:value="61458.5744500001" calcext:value-type="float">
            <text:p>61458,5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3]" office:value-type="float" office:value="62858.5744500001" calcext:value-type="float">
            <text:p>62858,57</text:p>
          </table:table-cell>
          <table:table-cell table:formula="of:=MAX(0;[.K143]-1400)" office:value-type="float" office:value="61458.5744500001" calcext:value-type="float">
            <text:p>61458,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4]" office:value-type="float" office:value="52382.145375" calcext:value-type="float">
            <text:p>52382,15</text:p>
          </table:table-cell>
          <table:table-cell table:formula="of:=MAX(0;[.C144]-1400)" office:value-type="float" office:value="50982.145375" calcext:value-type="float">
            <text:p>50982,1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4]" office:value-type="float" office:value="52382.145375" calcext:value-type="float">
            <text:p>52382,15</text:p>
          </table:table-cell>
          <table:table-cell table:formula="of:=MAX(0;[.G144]-1400)" office:value-type="float" office:value="50982.145375" calcext:value-type="float">
            <text:p>50982,1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4]" office:value-type="float" office:value="52382.145375" calcext:value-type="float">
            <text:p>52382,15</text:p>
          </table:table-cell>
          <table:table-cell table:formula="of:=MAX(0;[.K144]-1400)" office:value-type="float" office:value="50982.145375" calcext:value-type="float">
            <text:p>50982,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5]" office:value-type="float" office:value="44898.98175" calcext:value-type="float">
            <text:p>44898,98</text:p>
          </table:table-cell>
          <table:table-cell table:formula="of:=MAX(0;[.C145]-1400)" office:value-type="float" office:value="43498.98175" calcext:value-type="float">
            <text:p>43498,9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5]" office:value-type="float" office:value="44898.98175" calcext:value-type="float">
            <text:p>44898,98</text:p>
          </table:table-cell>
          <table:table-cell table:formula="of:=MAX(0;[.G145]-1400)" office:value-type="float" office:value="43498.98175" calcext:value-type="float">
            <text:p>43498,9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5]" office:value-type="float" office:value="44898.98175" calcext:value-type="float">
            <text:p>44898,98</text:p>
          </table:table-cell>
          <table:table-cell table:formula="of:=MAX(0;[.K145]-1400)" office:value-type="float" office:value="43498.98175" calcext:value-type="float">
            <text:p>43498,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6]" office:value-type="float" office:value="39286.60903125" calcext:value-type="float">
            <text:p>39286,61</text:p>
          </table:table-cell>
          <table:table-cell table:formula="of:=MAX(0;[.C146]-1400)" office:value-type="float" office:value="37886.60903125" calcext:value-type="float">
            <text:p>37886,6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6]" office:value-type="float" office:value="39286.60903125" calcext:value-type="float">
            <text:p>39286,61</text:p>
          </table:table-cell>
          <table:table-cell table:formula="of:=MAX(0;[.G146]-1400)" office:value-type="float" office:value="37886.60903125" calcext:value-type="float">
            <text:p>37886,6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6]" office:value-type="float" office:value="39286.60903125" calcext:value-type="float">
            <text:p>39286,61</text:p>
          </table:table-cell>
          <table:table-cell table:formula="of:=MAX(0;[.K146]-1400)" office:value-type="float" office:value="37886.60903125" calcext:value-type="float">
            <text:p>37886,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7]" office:value-type="float" office:value="34921.43025" calcext:value-type="float">
            <text:p>34921,43</text:p>
          </table:table-cell>
          <table:table-cell table:formula="of:=MAX(0;[.C147]-1400)" office:value-type="float" office:value="33521.43025" calcext:value-type="float">
            <text:p>33521,4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7]" office:value-type="float" office:value="34921.43025" calcext:value-type="float">
            <text:p>34921,43</text:p>
          </table:table-cell>
          <table:table-cell table:formula="of:=MAX(0;[.G147]-1400)" office:value-type="float" office:value="33521.43025" calcext:value-type="float">
            <text:p>33521,4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7]" office:value-type="float" office:value="34921.43025" calcext:value-type="float">
            <text:p>34921,43</text:p>
          </table:table-cell>
          <table:table-cell table:formula="of:=MAX(0;[.K147]-1400)" office:value-type="float" office:value="33521.43025" calcext:value-type="float">
            <text:p>3352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8]" office:value-type="float" office:value="31429.287225" calcext:value-type="float">
            <text:p>31429,29</text:p>
          </table:table-cell>
          <table:table-cell table:formula="of:=MAX(0;[.C148]-1400)" office:value-type="float" office:value="30029.287225" calcext:value-type="float">
            <text:p>30029,2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8]" office:value-type="float" office:value="31429.287225" calcext:value-type="float">
            <text:p>31429,29</text:p>
          </table:table-cell>
          <table:table-cell table:formula="of:=MAX(0;[.G148]-1400)" office:value-type="float" office:value="30029.287225" calcext:value-type="float">
            <text:p>30029,2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8]" office:value-type="float" office:value="31429.287225" calcext:value-type="float">
            <text:p>31429,29</text:p>
          </table:table-cell>
          <table:table-cell table:formula="of:=MAX(0;[.K148]-1400)" office:value-type="float" office:value="30029.287225" calcext:value-type="float">
            <text:p>30029,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9]" office:value-type="float" office:value="28572.0792954546" calcext:value-type="float">
            <text:p>28572,08</text:p>
          </table:table-cell>
          <table:table-cell table:formula="of:=MAX(0;[.C149]-1400)" office:value-type="float" office:value="27172.0792954546" calcext:value-type="float">
            <text:p>27172,0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9]" office:value-type="float" office:value="28572.0792954546" calcext:value-type="float">
            <text:p>28572,08</text:p>
          </table:table-cell>
          <table:table-cell table:formula="of:=MAX(0;[.G149]-1400)" office:value-type="float" office:value="27172.0792954546" calcext:value-type="float">
            <text:p>27172,0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9]" office:value-type="float" office:value="28572.0792954546" calcext:value-type="float">
            <text:p>28572,08</text:p>
          </table:table-cell>
          <table:table-cell table:formula="of:=MAX(0;[.K149]-1400)" office:value-type="float" office:value="27172.0792954546" calcext:value-type="float">
            <text:p>27172,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0]" office:value-type="float" office:value="26191.0726875" calcext:value-type="float">
            <text:p>26191,07</text:p>
          </table:table-cell>
          <table:table-cell table:formula="of:=MAX(0;[.C150]-1400)" office:value-type="float" office:value="24791.0726875" calcext:value-type="float">
            <text:p>24791,0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0]" office:value-type="float" office:value="26191.0726875" calcext:value-type="float">
            <text:p>26191,07</text:p>
          </table:table-cell>
          <table:table-cell table:formula="of:=MAX(0;[.G150]-1400)" office:value-type="float" office:value="24791.0726875" calcext:value-type="float">
            <text:p>24791,0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0]" office:value-type="float" office:value="26191.0726875" calcext:value-type="float">
            <text:p>26191,07</text:p>
          </table:table-cell>
          <table:table-cell table:formula="of:=MAX(0;[.K150]-1400)" office:value-type="float" office:value="24791.0726875" calcext:value-type="float">
            <text:p>24791,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1]" office:value-type="float" office:value="24176.3747884616" calcext:value-type="float">
            <text:p>24176,37</text:p>
          </table:table-cell>
          <table:table-cell table:formula="of:=MAX(0;[.C151]-1400)" office:value-type="float" office:value="22776.3747884616" calcext:value-type="float">
            <text:p>22776,3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1]" office:value-type="float" office:value="24176.3747884616" calcext:value-type="float">
            <text:p>24176,37</text:p>
          </table:table-cell>
          <table:table-cell table:formula="of:=MAX(0;[.G151]-1400)" office:value-type="float" office:value="22776.3747884616" calcext:value-type="float">
            <text:p>22776,3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1]" office:value-type="float" office:value="24176.3747884616" calcext:value-type="float">
            <text:p>24176,37</text:p>
          </table:table-cell>
          <table:table-cell table:formula="of:=MAX(0;[.K151]-1400)" office:value-type="float" office:value="22776.3747884616" calcext:value-type="float">
            <text:p>22776,3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2]" office:value-type="float" office:value="22449.490875" calcext:value-type="float">
            <text:p>22449,49</text:p>
          </table:table-cell>
          <table:table-cell table:formula="of:=MAX(0;[.C152]-1400)" office:value-type="float" office:value="21049.490875" calcext:value-type="float">
            <text:p>21049,4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2]" office:value-type="float" office:value="22449.490875" calcext:value-type="float">
            <text:p>22449,49</text:p>
          </table:table-cell>
          <table:table-cell table:formula="of:=MAX(0;[.G152]-1400)" office:value-type="float" office:value="21049.490875" calcext:value-type="float">
            <text:p>21049,4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2]" office:value-type="float" office:value="22449.490875" calcext:value-type="float">
            <text:p>22449,49</text:p>
          </table:table-cell>
          <table:table-cell table:formula="of:=MAX(0;[.K152]-1400)" office:value-type="float" office:value="21049.490875" calcext:value-type="float">
            <text:p>21049,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3]" office:value-type="float" office:value="20952.85815" calcext:value-type="float">
            <text:p>20952,86</text:p>
          </table:table-cell>
          <table:table-cell table:formula="of:=MAX(0;[.C153]-1400)" office:value-type="float" office:value="19552.85815" calcext:value-type="float">
            <text:p>19552,86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3]" office:value-type="float" office:value="20952.85815" calcext:value-type="float">
            <text:p>20952,86</text:p>
          </table:table-cell>
          <table:table-cell table:formula="of:=MAX(0;[.G153]-1400)" office:value-type="float" office:value="19552.85815" calcext:value-type="float">
            <text:p>19552,86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3]" office:value-type="float" office:value="20952.85815" calcext:value-type="float">
            <text:p>20952,86</text:p>
          </table:table-cell>
          <table:table-cell table:formula="of:=MAX(0;[.K153]-1400)" office:value-type="float" office:value="19552.85815" calcext:value-type="float">
            <text:p>19552,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4]" office:value-type="float" office:value="19643.304515625" calcext:value-type="float">
            <text:p>19643,3</text:p>
          </table:table-cell>
          <table:table-cell table:formula="of:=MAX(0;[.C154]-1400)" office:value-type="float" office:value="18243.304515625" calcext:value-type="float">
            <text:p>18243,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4]" office:value-type="float" office:value="19643.304515625" calcext:value-type="float">
            <text:p>19643,3</text:p>
          </table:table-cell>
          <table:table-cell table:formula="of:=MAX(0;[.G154]-1400)" office:value-type="float" office:value="18243.304515625" calcext:value-type="float">
            <text:p>18243,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4]" office:value-type="float" office:value="19643.304515625" calcext:value-type="float">
            <text:p>19643,3</text:p>
          </table:table-cell>
          <table:table-cell table:formula="of:=MAX(0;[.K154]-1400)" office:value-type="float" office:value="18243.304515625" calcext:value-type="float">
            <text:p>18243,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5]" office:value-type="float" office:value="18487.8160147059" calcext:value-type="float">
            <text:p>18487,82</text:p>
          </table:table-cell>
          <table:table-cell table:formula="of:=MAX(0;[.C155]-1400)" office:value-type="float" office:value="17087.8160147059" calcext:value-type="float">
            <text:p>17087,8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5]" office:value-type="float" office:value="18487.8160147059" calcext:value-type="float">
            <text:p>18487,82</text:p>
          </table:table-cell>
          <table:table-cell table:formula="of:=MAX(0;[.G155]-1400)" office:value-type="float" office:value="17087.8160147059" calcext:value-type="float">
            <text:p>17087,8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5]" office:value-type="float" office:value="18487.8160147059" calcext:value-type="float">
            <text:p>18487,82</text:p>
          </table:table-cell>
          <table:table-cell table:formula="of:=MAX(0;[.K155]-1400)" office:value-type="float" office:value="17087.8160147059" calcext:value-type="float">
            <text:p>17087,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6]" office:value-type="float" office:value="17460.715125" calcext:value-type="float">
            <text:p>17460,72</text:p>
          </table:table-cell>
          <table:table-cell table:formula="of:=MAX(0;[.C156]-1400)" office:value-type="float" office:value="16060.715125" calcext:value-type="float">
            <text:p>16060,7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6]" office:value-type="float" office:value="17460.715125" calcext:value-type="float">
            <text:p>17460,72</text:p>
          </table:table-cell>
          <table:table-cell table:formula="of:=MAX(0;[.G156]-1400)" office:value-type="float" office:value="16060.715125" calcext:value-type="float">
            <text:p>16060,7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6]" office:value-type="float" office:value="17460.715125" calcext:value-type="float">
            <text:p>17460,72</text:p>
          </table:table-cell>
          <table:table-cell table:formula="of:=MAX(0;[.K156]-1400)" office:value-type="float" office:value="16060.715125" calcext:value-type="float">
            <text:p>16060,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7]" office:value-type="float" office:value="16541.7301184211" calcext:value-type="float">
            <text:p>16541,73</text:p>
          </table:table-cell>
          <table:table-cell table:formula="of:=MAX(0;[.C157]-1400)" office:value-type="float" office:value="15141.7301184211" calcext:value-type="float">
            <text:p>15141,7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7]" office:value-type="float" office:value="16541.7301184211" calcext:value-type="float">
            <text:p>16541,73</text:p>
          </table:table-cell>
          <table:table-cell table:formula="of:=MAX(0;[.G157]-1400)" office:value-type="float" office:value="15141.7301184211" calcext:value-type="float">
            <text:p>15141,7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7]" office:value-type="float" office:value="16541.7301184211" calcext:value-type="float">
            <text:p>16541,73</text:p>
          </table:table-cell>
          <table:table-cell table:formula="of:=MAX(0;[.K157]-1400)" office:value-type="float" office:value="15141.7301184211" calcext:value-type="float">
            <text:p>15141,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8]" office:value-type="float" office:value="15714.6436125" calcext:value-type="float">
            <text:p>15714,64</text:p>
          </table:table-cell>
          <table:table-cell table:formula="of:=MAX(0;[.C158]-1400)" office:value-type="float" office:value="14314.6436125" calcext:value-type="float">
            <text:p>14314,6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8]" office:value-type="float" office:value="15714.6436125" calcext:value-type="float">
            <text:p>15714,64</text:p>
          </table:table-cell>
          <table:table-cell table:formula="of:=MAX(0;[.G158]-1400)" office:value-type="float" office:value="14314.6436125" calcext:value-type="float">
            <text:p>14314,6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8]" office:value-type="float" office:value="15714.6436125" calcext:value-type="float">
            <text:p>15714,64</text:p>
          </table:table-cell>
          <table:table-cell table:formula="of:=MAX(0;[.K158]-1400)" office:value-type="float" office:value="14314.6436125" calcext:value-type="float">
            <text:p>14314,6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9]" office:value-type="float" office:value="14966.32725" calcext:value-type="float">
            <text:p>14966,33</text:p>
          </table:table-cell>
          <table:table-cell table:formula="of:=MAX(0;[.C159]-1400)" office:value-type="float" office:value="13566.32725" calcext:value-type="float">
            <text:p>13566,3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9]" office:value-type="float" office:value="14966.32725" calcext:value-type="float">
            <text:p>14966,33</text:p>
          </table:table-cell>
          <table:table-cell table:formula="of:=MAX(0;[.G159]-1400)" office:value-type="float" office:value="13566.32725" calcext:value-type="float">
            <text:p>13566,3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9]" office:value-type="float" office:value="14966.32725" calcext:value-type="float">
            <text:p>14966,33</text:p>
          </table:table-cell>
          <table:table-cell table:formula="of:=MAX(0;[.K159]-1400)" office:value-type="float" office:value="13566.32725" calcext:value-type="float">
            <text:p>13566,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0]" office:value-type="float" office:value="14286.0396477273" calcext:value-type="float">
            <text:p>14286,04</text:p>
          </table:table-cell>
          <table:table-cell table:formula="of:=MAX(0;[.C160]-1400)" office:value-type="float" office:value="12886.0396477273" calcext:value-type="float">
            <text:p>12886,0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0]" office:value-type="float" office:value="14286.0396477273" calcext:value-type="float">
            <text:p>14286,04</text:p>
          </table:table-cell>
          <table:table-cell table:formula="of:=MAX(0;[.G160]-1400)" office:value-type="float" office:value="12886.0396477273" calcext:value-type="float">
            <text:p>12886,0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0]" office:value-type="float" office:value="14286.0396477273" calcext:value-type="float">
            <text:p>14286,04</text:p>
          </table:table-cell>
          <table:table-cell table:formula="of:=MAX(0;[.K160]-1400)" office:value-type="float" office:value="12886.0396477273" calcext:value-type="float">
            <text:p>12886,0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1]" office:value-type="float" office:value="13664.9074891304" calcext:value-type="float">
            <text:p>13664,91</text:p>
          </table:table-cell>
          <table:table-cell table:formula="of:=MAX(0;[.C161]-1400)" office:value-type="float" office:value="12264.9074891304" calcext:value-type="float">
            <text:p>12264,9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1]" office:value-type="float" office:value="13664.9074891304" calcext:value-type="float">
            <text:p>13664,91</text:p>
          </table:table-cell>
          <table:table-cell table:formula="of:=MAX(0;[.G161]-1400)" office:value-type="float" office:value="12264.9074891304" calcext:value-type="float">
            <text:p>12264,9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1]" office:value-type="float" office:value="13664.9074891304" calcext:value-type="float">
            <text:p>13664,91</text:p>
          </table:table-cell>
          <table:table-cell table:formula="of:=MAX(0;[.K161]-1400)" office:value-type="float" office:value="12264.9074891304" calcext:value-type="float">
            <text:p>12264,9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2]" office:value-type="float" office:value="13095.53634375" calcext:value-type="float">
            <text:p>13095,54</text:p>
          </table:table-cell>
          <table:table-cell table:formula="of:=MAX(0;[.C162]-1400)" office:value-type="float" office:value="11695.53634375" calcext:value-type="float">
            <text:p>11695,5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2]" office:value-type="float" office:value="13095.53634375" calcext:value-type="float">
            <text:p>13095,54</text:p>
          </table:table-cell>
          <table:table-cell table:formula="of:=MAX(0;[.G162]-1400)" office:value-type="float" office:value="11695.53634375" calcext:value-type="float">
            <text:p>11695,5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2]" office:value-type="float" office:value="13095.53634375" calcext:value-type="float">
            <text:p>13095,54</text:p>
          </table:table-cell>
          <table:table-cell table:formula="of:=MAX(0;[.K162]-1400)" office:value-type="float" office:value="11695.53634375" calcext:value-type="float">
            <text:p>11695,5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3]" office:value-type="float" office:value="12571.71489" calcext:value-type="float">
            <text:p>12571,71</text:p>
          </table:table-cell>
          <table:table-cell table:formula="of:=MAX(0;[.C163]-1400)" office:value-type="float" office:value="11171.71489" calcext:value-type="float">
            <text:p>11171,7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3]" office:value-type="float" office:value="12571.71489" calcext:value-type="float">
            <text:p>12571,71</text:p>
          </table:table-cell>
          <table:table-cell table:formula="of:=MAX(0;[.G163]-1400)" office:value-type="float" office:value="11171.71489" calcext:value-type="float">
            <text:p>11171,7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3]" office:value-type="float" office:value="12571.71489" calcext:value-type="float">
            <text:p>12571,71</text:p>
          </table:table-cell>
          <table:table-cell table:formula="of:=MAX(0;[.K163]-1400)" office:value-type="float" office:value="11171.71489" calcext:value-type="float">
            <text:p>11171,7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4]" office:value-type="float" office:value="12088.1873942308" calcext:value-type="float">
            <text:p>12088,19</text:p>
          </table:table-cell>
          <table:table-cell table:formula="of:=MAX(0;[.C164]-1400)" office:value-type="float" office:value="10688.1873942308" calcext:value-type="float">
            <text:p>10688,1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4]" office:value-type="float" office:value="12088.1873942308" calcext:value-type="float">
            <text:p>12088,19</text:p>
          </table:table-cell>
          <table:table-cell table:formula="of:=MAX(0;[.G164]-1400)" office:value-type="float" office:value="10688.1873942308" calcext:value-type="float">
            <text:p>10688,1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4]" office:value-type="float" office:value="12088.1873942308" calcext:value-type="float">
            <text:p>12088,19</text:p>
          </table:table-cell>
          <table:table-cell table:formula="of:=MAX(0;[.K164]-1400)" office:value-type="float" office:value="10688.1873942308" calcext:value-type="float">
            <text:p>10688,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5]" office:value-type="float" office:value="11640.47675" calcext:value-type="float">
            <text:p>11640,48</text:p>
          </table:table-cell>
          <table:table-cell table:formula="of:=MAX(0;[.C165]-1400)" office:value-type="float" office:value="10240.47675" calcext:value-type="float">
            <text:p>10240,4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5]" office:value-type="float" office:value="11640.47675" calcext:value-type="float">
            <text:p>11640,48</text:p>
          </table:table-cell>
          <table:table-cell table:formula="of:=MAX(0;[.G165]-1400)" office:value-type="float" office:value="10240.47675" calcext:value-type="float">
            <text:p>10240,4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5]" office:value-type="float" office:value="11640.47675" calcext:value-type="float">
            <text:p>11640,48</text:p>
          </table:table-cell>
          <table:table-cell table:formula="of:=MAX(0;[.K165]-1400)" office:value-type="float" office:value="10240.47675" calcext:value-type="float">
            <text:p>10240,4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6]" office:value-type="float" office:value="11224.7454375" calcext:value-type="float">
            <text:p>11224,75</text:p>
          </table:table-cell>
          <table:table-cell table:formula="of:=MAX(0;[.C166]-1400)" office:value-type="float" office:value="9824.74543750001" calcext:value-type="float">
            <text:p>9824,7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6]" office:value-type="float" office:value="11224.7454375" calcext:value-type="float">
            <text:p>11224,75</text:p>
          </table:table-cell>
          <table:table-cell table:formula="of:=MAX(0;[.G166]-1400)" office:value-type="float" office:value="9824.74543750001" calcext:value-type="float">
            <text:p>9824,7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6]" office:value-type="float" office:value="11224.7454375" calcext:value-type="float">
            <text:p>11224,75</text:p>
          </table:table-cell>
          <table:table-cell table:formula="of:=MAX(0;[.K166]-1400)" office:value-type="float" office:value="9824.74543750001" calcext:value-type="float">
            <text:p>9824,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7]" office:value-type="float" office:value="10837.68525" calcext:value-type="float">
            <text:p>10837,69</text:p>
          </table:table-cell>
          <table:table-cell table:formula="of:=MAX(0;[.C167]-1400)" office:value-type="float" office:value="9437.68525000001" calcext:value-type="float">
            <text:p>9437,6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7]" office:value-type="float" office:value="10837.68525" calcext:value-type="float">
            <text:p>10837,69</text:p>
          </table:table-cell>
          <table:table-cell table:formula="of:=MAX(0;[.G167]-1400)" office:value-type="float" office:value="9437.68525000001" calcext:value-type="float">
            <text:p>9437,6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7]" office:value-type="float" office:value="10837.68525" calcext:value-type="float">
            <text:p>10837,69</text:p>
          </table:table-cell>
          <table:table-cell table:formula="of:=MAX(0;[.K167]-1400)" office:value-type="float" office:value="9437.68525000001" calcext:value-type="float">
            <text:p>9437,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8]" office:value-type="float" office:value="10476.429075" calcext:value-type="float">
            <text:p>10476,43</text:p>
          </table:table-cell>
          <table:table-cell table:formula="of:=MAX(0;[.C168]-1400)" office:value-type="float" office:value="9076.42907500001" calcext:value-type="float">
            <text:p>9076,4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8]" office:value-type="float" office:value="10476.429075" calcext:value-type="float">
            <text:p>10476,43</text:p>
          </table:table-cell>
          <table:table-cell table:formula="of:=MAX(0;[.G168]-1400)" office:value-type="float" office:value="9076.42907500001" calcext:value-type="float">
            <text:p>9076,4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8]" office:value-type="float" office:value="10476.429075" calcext:value-type="float">
            <text:p>10476,43</text:p>
          </table:table-cell>
          <table:table-cell table:formula="of:=MAX(0;[.K168]-1400)" office:value-type="float" office:value="9076.42907500001" calcext:value-type="float">
            <text:p>9076,4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9]" office:value-type="float" office:value="10138.47975" calcext:value-type="float">
            <text:p>10138,48</text:p>
          </table:table-cell>
          <table:table-cell table:formula="of:=MAX(0;[.C169]-1400)" office:value-type="float" office:value="8738.47975000001" calcext:value-type="float">
            <text:p>8738,4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9]" office:value-type="float" office:value="10138.47975" calcext:value-type="float">
            <text:p>10138,48</text:p>
          </table:table-cell>
          <table:table-cell table:formula="of:=MAX(0;[.G169]-1400)" office:value-type="float" office:value="8738.47975000001" calcext:value-type="float">
            <text:p>8738,4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9]" office:value-type="float" office:value="10138.47975" calcext:value-type="float">
            <text:p>10138,48</text:p>
          </table:table-cell>
          <table:table-cell table:formula="of:=MAX(0;[.K169]-1400)" office:value-type="float" office:value="8738.47975000001" calcext:value-type="float">
            <text:p>8738,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70]" office:value-type="float" office:value="9821.65225781251" calcext:value-type="float">
            <text:p>9821,65</text:p>
          </table:table-cell>
          <table:table-cell table:formula="of:=MAX(0;[.C170]-1400)" office:value-type="float" office:value="8421.65225781251" calcext:value-type="float">
            <text:p>8421,6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70]" office:value-type="float" office:value="9821.65225781251" calcext:value-type="float">
            <text:p>9821,65</text:p>
          </table:table-cell>
          <table:table-cell table:formula="of:=MAX(0;[.G170]-1400)" office:value-type="float" office:value="8421.65225781251" calcext:value-type="float">
            <text:p>8421,6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70]" office:value-type="float" office:value="9821.65225781251" calcext:value-type="float">
            <text:p>9821,65</text:p>
          </table:table-cell>
          <table:table-cell table:formula="of:=MAX(0;[.K170]-1400)" office:value-type="float" office:value="8421.65225781251" calcext:value-type="float">
            <text:p>8421,65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71]" office:value-type="float" office:value="9591.75000000001" calcext:value-type="float">
            <text:p>9591,75</text:p>
          </table:table-cell>
          <table:table-cell table:formula="of:=MAX(0;[.C171]-1400)" office:value-type="float" office:value="8191.75000000001" calcext:value-type="float">
            <text:p>8191,7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71]" office:value-type="float" office:value="9591.75000000001" calcext:value-type="float">
            <text:p>9591,75</text:p>
          </table:table-cell>
          <table:table-cell table:formula="of:=MAX(0;[.G171]-1400)" office:value-type="float" office:value="8191.75000000001" calcext:value-type="float">
            <text:p>8191,7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71]" office:value-type="float" office:value="9591.75000000001" calcext:value-type="float">
            <text:p>9591,75</text:p>
          </table:table-cell>
          <table:table-cell table:formula="of:=MAX(0;[.K171]-1400)" office:value-type="float" office:value="8191.75000000001" calcext:value-type="float">
            <text:p>8191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9:02:10.33204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33:04.51</meta:creation-date>
    <dc:date>2018-03-05T19:07:11.092890622</dc:date>
    <meta:editing-duration>PT6H1M3S</meta:editing-duration>
    <meta:editing-cycles>41</meta:editing-cycles>
    <meta:generator>LibreOffice/4.3.3.2$Linux_X86_64 LibreOffice_project/430m0$Build-2</meta:generator>
    <dc:creator>Pascal lemaitre</dc:creator>
    <meta:document-statistic meta:table-count="3" meta:cell-count="17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02cm" svg:height="7.035cm" xlink:href=".." xlink:type="simple" chart:class="chart:line" chart:style-name="ch1">
        <chart:legend chart:legend-position="end" svg:x="14.255cm" svg:y="3.257cm" style:legend-expansion="high" chart:style-name="ch2"/>
        <chart:plot-area chart:style-name="ch3" table:cell-range-address="Feuille2.A4:Feuille2.B16" chart:data-source-has-labels="both" svg:x="0.342cm" svg:y="0.14cm" svg:width="13.571cm" svg:height="6.755cm">
          <chartooo:coordinate-region svg:x="1.228cm" svg:y="0.3cm" svg:width="12.445cm" svg:height="6.027cm"/>
          <chart:axis chart:dimension="x" chart:name="primary-x" chart:style-name="ch4" chartooo:axis-type="text">
            <chart:categories table:cell-range-address="Feuille2.A5:Feuille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5:Feuille2.B16" chart:label-cell-address="Feuille2.B4:Feuille2.B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 (Mo)</text:p>
                <draw:g>
                  <svg:desc>Feuille2.B4:Feuille2.B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2.A5:Feuille2.A16</svg:desc>
                </draw:g>
              </table:table-cell>
              <table:table-cell office:value-type="float" office:value="43">
                <text:p>43</text:p>
                <draw:g>
                  <svg:desc>Feuille2.B5:Feuille2.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96.79648113251">
                <text:p>3596.79648113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91cm" svg:height="8.998cm" xlink:href=".." xlink:type="simple" chart:class="chart:line" chart:style-name="ch1">
        <chart:legend chart:legend-position="end" svg:x="15.284cm" svg:y="4.2cm" style:legend-expansion="high" chart:style-name="ch2"/>
        <chart:plot-area chart:style-name="ch3" table:cell-range-address="Feuille2.A5:Feuille2.A16 Feuille2.F4:Feuille2.F16" chart:data-source-has-labels="both" svg:x="0.391cm" svg:y="0.179cm" svg:width="14.502cm" svg:height="8.64cm">
          <chartooo:coordinate-region svg:x="2.415cm" svg:y="0.379cm" svg:width="12.198cm" svg:height="7.793cm"/>
          <chart:axis chart:dimension="x" chart:name="primary-x" chart:style-name="ch4" chartooo:axis-type="auto">
            <chartooo:date-scale/>
            <chart:categories table:cell-range-address="Feuille2.A5:Feuille2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F5:Feuille2.F16" chart:label-cell-address="Feuille2.F4:Feuille2.F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rox Frame (Mo)</text:p>
                <draw:g>
                  <svg:desc>Feuille2.F4:Feuille2.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2.A5:Feuille2.A16</svg:desc>
                </draw:g>
              </table:table-cell>
              <table:table-cell office:value-type="float" office:value="41">
                <text:p>41</text:p>
                <draw:g>
                  <svg:desc>Feuille2.F5:Feuille2.F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96.79648113251">
                <text:p>3596.79648113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